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officeooo:rsid="00030f86" officeooo:paragraph-rsid="0045d90b"/>
    </style:style>
    <style:style style:name="P42" style:family="paragraph" style:parent-style-name="Text_20_body">
      <style:text-properties officeooo:rsid="00030f86" officeooo:paragraph-rsid="0048ed64"/>
    </style:style>
    <style:style style:name="P43" style:family="paragraph" style:parent-style-name="Text_20_body">
      <style:text-properties fo:font-weight="bold" officeooo:rsid="00030f86" officeooo:paragraph-rsid="00030f86" style:font-weight-asian="bold" style:font-weight-complex="bold"/>
    </style:style>
    <style:style style:name="P44" style:family="paragraph" style:parent-style-name="Text_20_body">
      <style:text-properties fo:font-weight="bold" officeooo:rsid="00030f86" officeooo:paragraph-rsid="0008d8a8" style:font-weight-asian="bold" style:font-weight-complex="bold"/>
    </style:style>
    <style:style style:name="P45" style:family="paragraph" style:parent-style-name="Text_20_body">
      <style:text-properties fo:font-weight="bold" officeooo:rsid="00030f86" officeooo:paragraph-rsid="0009a22d" style:font-weight-asian="bold" style:font-weight-complex="bold"/>
    </style:style>
    <style:style style:name="P46" style:family="paragraph" style:parent-style-name="Text_20_body">
      <style:text-properties fo:font-weight="bold" officeooo:rsid="00030f86" officeooo:paragraph-rsid="0009d88b" style:font-weight-asian="bold" style:font-weight-complex="bold"/>
    </style:style>
    <style:style style:name="P47" style:family="paragraph" style:parent-style-name="Text_20_body">
      <style:text-properties fo:font-weight="bold" officeooo:rsid="00030f86" officeooo:paragraph-rsid="000ab351" style:font-weight-asian="bold" style:font-weight-complex="bold"/>
    </style:style>
    <style:style style:name="P48" style:family="paragraph" style:parent-style-name="Text_20_body">
      <style:text-properties fo:font-weight="bold" officeooo:rsid="00030f86" officeooo:paragraph-rsid="000ba7b7" style:font-weight-asian="bold" style:font-weight-complex="bold"/>
    </style:style>
    <style:style style:name="P49" style:family="paragraph" style:parent-style-name="Text_20_body">
      <style:text-properties fo:font-weight="bold" officeooo:rsid="00030f86" officeooo:paragraph-rsid="000ce836" style:font-weight-asian="bold" style:font-weight-complex="bold"/>
    </style:style>
    <style:style style:name="P50" style:family="paragraph" style:parent-style-name="Text_20_body">
      <style:text-properties fo:font-weight="bold" officeooo:rsid="00030f86" officeooo:paragraph-rsid="000ce9ba" style:font-weight-asian="bold" style:font-weight-complex="bold"/>
    </style:style>
    <style:style style:name="P51" style:family="paragraph" style:parent-style-name="Text_20_body">
      <style:text-properties fo:font-weight="bold" officeooo:rsid="00030f86" officeooo:paragraph-rsid="000e8b55" style:font-weight-asian="bold" style:font-weight-complex="bold"/>
    </style:style>
    <style:style style:name="P52" style:family="paragraph" style:parent-style-name="Text_20_body">
      <style:text-properties fo:font-weight="bold" officeooo:rsid="00030f86" officeooo:paragraph-rsid="00105ef3" style:font-weight-asian="bold" style:font-weight-complex="bold"/>
    </style:style>
    <style:style style:name="P53" style:family="paragraph" style:parent-style-name="Text_20_body">
      <style:text-properties fo:font-weight="bold" officeooo:rsid="00030f86" officeooo:paragraph-rsid="00126bc2" style:font-weight-asian="bold" style:font-weight-complex="bold"/>
    </style:style>
    <style:style style:name="P54" style:family="paragraph" style:parent-style-name="Text_20_body">
      <style:text-properties fo:font-weight="bold" officeooo:rsid="00030f86" officeooo:paragraph-rsid="0014191c" style:font-weight-asian="bold" style:font-weight-complex="bold"/>
    </style:style>
    <style:style style:name="P55" style:family="paragraph" style:parent-style-name="Text_20_body">
      <style:text-properties fo:font-weight="bold" officeooo:rsid="00030f86" officeooo:paragraph-rsid="0016ca30" style:font-weight-asian="bold" style:font-weight-complex="bold"/>
    </style:style>
    <style:style style:name="P56" style:family="paragraph" style:parent-style-name="Text_20_body">
      <style:text-properties fo:font-weight="bold" officeooo:rsid="00030f86" officeooo:paragraph-rsid="00176939" style:font-weight-asian="bold" style:font-weight-complex="bold"/>
    </style:style>
    <style:style style:name="P57" style:family="paragraph" style:parent-style-name="Text_20_body">
      <style:text-properties fo:font-weight="bold" officeooo:rsid="00030f86" officeooo:paragraph-rsid="00189afc" style:font-weight-asian="bold" style:font-weight-complex="bold"/>
    </style:style>
    <style:style style:name="P58" style:family="paragraph" style:parent-style-name="Text_20_body">
      <style:text-properties fo:font-weight="bold" officeooo:rsid="00030f86" officeooo:paragraph-rsid="001959c6" style:font-weight-asian="bold" style:font-weight-complex="bold"/>
    </style:style>
    <style:style style:name="P59" style:family="paragraph" style:parent-style-name="Text_20_body">
      <style:text-properties fo:font-weight="bold" officeooo:rsid="00030f86" officeooo:paragraph-rsid="00197320" style:font-weight-asian="bold" style:font-weight-complex="bold"/>
    </style:style>
    <style:style style:name="P60" style:family="paragraph" style:parent-style-name="Text_20_body">
      <style:text-properties fo:font-weight="bold" officeooo:rsid="00030f86" officeooo:paragraph-rsid="001c5cf6" style:font-weight-asian="bold" style:font-weight-complex="bold"/>
    </style:style>
    <style:style style:name="P61" style:family="paragraph" style:parent-style-name="Text_20_body">
      <style:text-properties fo:font-weight="bold" officeooo:rsid="00030f86" officeooo:paragraph-rsid="001f8e68" style:font-weight-asian="bold" style:font-weight-complex="bold"/>
    </style:style>
    <style:style style:name="P62" style:family="paragraph" style:parent-style-name="Text_20_body">
      <style:text-properties fo:font-weight="bold" officeooo:rsid="00030f86" officeooo:paragraph-rsid="00228700" style:font-weight-asian="bold" style:font-weight-complex="bold"/>
    </style:style>
    <style:style style:name="P63" style:family="paragraph" style:parent-style-name="Text_20_body">
      <style:text-properties fo:font-weight="bold" officeooo:rsid="00030f86" officeooo:paragraph-rsid="00246774" style:font-weight-asian="bold" style:font-weight-complex="bold"/>
    </style:style>
    <style:style style:name="P64" style:family="paragraph" style:parent-style-name="Text_20_body">
      <style:text-properties fo:font-weight="bold" officeooo:rsid="00030f86" officeooo:paragraph-rsid="0026c7d1" style:font-weight-asian="bold" style:font-weight-complex="bold"/>
    </style:style>
    <style:style style:name="P65" style:family="paragraph" style:parent-style-name="Text_20_body">
      <style:text-properties fo:font-weight="bold" officeooo:rsid="00030f86" officeooo:paragraph-rsid="002a1c63" style:font-weight-asian="bold" style:font-weight-complex="bold"/>
    </style:style>
    <style:style style:name="P66" style:family="paragraph" style:parent-style-name="Text_20_body">
      <style:text-properties fo:font-weight="bold" officeooo:rsid="00030f86" officeooo:paragraph-rsid="002af6a3" style:font-weight-asian="bold" style:font-weight-complex="bold"/>
    </style:style>
    <style:style style:name="P67" style:family="paragraph" style:parent-style-name="Text_20_body">
      <style:text-properties fo:font-weight="bold" officeooo:rsid="00030f86" officeooo:paragraph-rsid="002be17a" style:font-weight-asian="bold" style:font-weight-complex="bold"/>
    </style:style>
    <style:style style:name="P68" style:family="paragraph" style:parent-style-name="Text_20_body">
      <style:text-properties fo:font-weight="bold" officeooo:rsid="00030f86" officeooo:paragraph-rsid="002da36b" style:font-weight-asian="bold" style:font-weight-complex="bold"/>
    </style:style>
    <style:style style:name="P69" style:family="paragraph" style:parent-style-name="Text_20_body">
      <style:text-properties fo:font-weight="bold" officeooo:rsid="00030f86" officeooo:paragraph-rsid="0031603a" style:font-weight-asian="bold" style:font-weight-complex="bold"/>
    </style:style>
    <style:style style:name="P70" style:family="paragraph" style:parent-style-name="Text_20_body">
      <style:text-properties fo:font-weight="bold" officeooo:rsid="00030f86" officeooo:paragraph-rsid="003194be" style:font-weight-asian="bold" style:font-weight-complex="bold"/>
    </style:style>
    <style:style style:name="P71" style:family="paragraph" style:parent-style-name="Text_20_body">
      <style:text-properties fo:font-weight="bold" officeooo:rsid="00030f86" officeooo:paragraph-rsid="00347b48" style:font-weight-asian="bold" style:font-weight-complex="bold"/>
    </style:style>
    <style:style style:name="P72" style:family="paragraph" style:parent-style-name="Text_20_body">
      <style:text-properties fo:font-weight="bold" officeooo:rsid="00030f86" officeooo:paragraph-rsid="003483c2" style:font-weight-asian="bold" style:font-weight-complex="bold"/>
    </style:style>
    <style:style style:name="P73" style:family="paragraph" style:parent-style-name="Text_20_body">
      <style:text-properties fo:font-weight="bold" officeooo:rsid="00030f86" officeooo:paragraph-rsid="0035508b" style:font-weight-asian="bold" style:font-weight-complex="bold"/>
    </style:style>
    <style:style style:name="P74" style:family="paragraph" style:parent-style-name="Text_20_body">
      <style:text-properties fo:font-weight="bold" officeooo:rsid="00030f86" officeooo:paragraph-rsid="003716cf" style:font-weight-asian="bold" style:font-weight-complex="bold"/>
    </style:style>
    <style:style style:name="P75" style:family="paragraph" style:parent-style-name="Text_20_body">
      <style:text-properties fo:font-weight="bold" officeooo:rsid="00030f86" officeooo:paragraph-rsid="003897f8" style:font-weight-asian="bold" style:font-weight-complex="bold"/>
    </style:style>
    <style:style style:name="P76" style:family="paragraph" style:parent-style-name="Text_20_body">
      <style:text-properties fo:font-weight="bold" officeooo:rsid="00030f86" officeooo:paragraph-rsid="00395ccb" style:font-weight-asian="bold" style:font-weight-complex="bold"/>
    </style:style>
    <style:style style:name="P77" style:family="paragraph" style:parent-style-name="Text_20_body">
      <style:text-properties fo:font-weight="bold" officeooo:rsid="00030f86" officeooo:paragraph-rsid="003a7aba" style:font-weight-asian="bold" style:font-weight-complex="bold"/>
    </style:style>
    <style:style style:name="P78" style:family="paragraph" style:parent-style-name="Text_20_body">
      <style:text-properties fo:font-weight="bold" officeooo:rsid="00030f86" officeooo:paragraph-rsid="003d8766" style:font-weight-asian="bold" style:font-weight-complex="bold"/>
    </style:style>
    <style:style style:name="P79" style:family="paragraph" style:parent-style-name="Text_20_body">
      <style:text-properties fo:font-weight="bold" officeooo:rsid="00030f86" officeooo:paragraph-rsid="003f04e9" style:font-weight-asian="bold" style:font-weight-complex="bold"/>
    </style:style>
    <style:style style:name="P80" style:family="paragraph" style:parent-style-name="Text_20_body">
      <style:text-properties fo:font-weight="bold" officeooo:rsid="00030f86" officeooo:paragraph-rsid="0041b903" style:font-weight-asian="bold" style:font-weight-complex="bold"/>
    </style:style>
    <style:style style:name="P81" style:family="paragraph" style:parent-style-name="Text_20_body">
      <style:text-properties fo:font-weight="bold" officeooo:rsid="00030f86" officeooo:paragraph-rsid="0044cbd1" style:font-weight-asian="bold" style:font-weight-complex="bold"/>
    </style:style>
    <style:style style:name="P82" style:family="paragraph" style:parent-style-name="Text_20_body">
      <style:text-properties fo:font-weight="bold" officeooo:rsid="00030f86" officeooo:paragraph-rsid="0045d90b" style:font-weight-asian="bold" style:font-weight-complex="bold"/>
    </style:style>
    <style:style style:name="P83" style:family="paragraph" style:parent-style-name="Text_20_body">
      <style:text-properties fo:font-weight="bold" officeooo:rsid="00030f86" officeooo:paragraph-rsid="0048ed64" style:font-weight-asian="bold" style:font-weight-complex="bold"/>
    </style:style>
    <style:style style:name="P84" style:family="paragraph" style:parent-style-name="Text_20_body">
      <style:text-properties fo:font-weight="bold" officeooo:rsid="0008d8a8" officeooo:paragraph-rsid="0008d8a8" style:font-weight-asian="bold" style:font-weight-complex="bold"/>
    </style:style>
    <style:style style:name="P85" style:family="paragraph" style:parent-style-name="Text_20_body">
      <style:text-properties fo:font-weight="bold" officeooo:rsid="00126bc2" officeooo:paragraph-rsid="00126bc2" style:font-weight-asian="bold" style:font-weight-complex="bold"/>
    </style:style>
    <style:style style:name="P86" style:family="paragraph" style:parent-style-name="Text_20_body">
      <style:text-properties fo:font-weight="bold" officeooo:rsid="00126bc2" officeooo:paragraph-rsid="0014191c" style:font-weight-asian="bold" style:font-weight-complex="bold"/>
    </style:style>
    <style:style style:name="P87" style:family="paragraph" style:parent-style-name="Text_20_body">
      <style:text-properties fo:font-weight="bold" officeooo:rsid="00126bc2" officeooo:paragraph-rsid="0014bf93" style:font-weight-asian="bold" style:font-weight-complex="bold"/>
    </style:style>
    <style:style style:name="P88" style:family="paragraph" style:parent-style-name="Text_20_body">
      <style:text-properties fo:font-weight="bold" officeooo:rsid="001f8e68" officeooo:paragraph-rsid="001f8e68" style:font-weight-asian="bold" style:font-weight-complex="bold"/>
    </style:style>
    <style:style style:name="P89" style:family="paragraph" style:parent-style-name="Text_20_body">
      <style:paragraph-properties fo:break-before="page"/>
      <style:text-properties fo:font-weight="bold" officeooo:rsid="001c5cf6" officeooo:paragraph-rsid="001f8e68" style:font-weight-asian="bold" style:font-weight-complex="bold"/>
    </style:style>
    <style:style style:name="P90" style:family="paragraph" style:parent-style-name="Text_20_body">
      <style:text-properties fo:font-weight="bold" officeooo:rsid="001c5cf6" officeooo:paragraph-rsid="0020cf31" style:font-weight-asian="bold" style:font-weight-complex="bold"/>
    </style:style>
    <style:style style:name="P91" style:family="paragraph" style:parent-style-name="Text_20_body">
      <style:text-properties fo:font-weight="normal" officeooo:rsid="00030f86" officeooo:paragraph-rsid="00030f86" style:font-weight-asian="normal" style:font-weight-complex="normal"/>
    </style:style>
    <style:style style:name="P92" style:family="paragraph" style:parent-style-name="Text_20_body">
      <style:text-properties fo:font-weight="normal" officeooo:rsid="0004d081" officeooo:paragraph-rsid="0004d081" style:font-weight-asian="normal" style:font-weight-complex="normal"/>
    </style:style>
    <style:style style:name="P93" style:family="paragraph" style:parent-style-name="Text_20_body">
      <style:text-properties fo:font-weight="normal" officeooo:rsid="00069dcd" officeooo:paragraph-rsid="00069dcd" style:font-weight-asian="normal" style:font-weight-complex="normal"/>
    </style:style>
    <style:style style:name="P94" style:family="paragraph" style:parent-style-name="Text_20_body">
      <style:text-properties fo:font-weight="normal" officeooo:rsid="0007f3b0" officeooo:paragraph-rsid="0007f3b0" style:font-weight-asian="normal" style:font-weight-complex="normal"/>
    </style:style>
    <style:style style:name="P95" style:family="paragraph" style:parent-style-name="Text_20_body">
      <style:text-properties fo:font-weight="normal" officeooo:rsid="0008d8a8" officeooo:paragraph-rsid="0008d8a8" style:font-weight-asian="normal" style:font-weight-complex="normal"/>
    </style:style>
    <style:style style:name="P96" style:family="paragraph" style:parent-style-name="Text_20_body">
      <style:text-properties fo:font-weight="normal" officeooo:rsid="0009a22d" officeooo:paragraph-rsid="0009a22d" style:font-weight-asian="normal" style:font-weight-complex="normal"/>
    </style:style>
    <style:style style:name="P97" style:family="paragraph" style:parent-style-name="Standard">
      <style:text-properties fo:font-weight="normal" officeooo:rsid="000ba7b7" officeooo:paragraph-rsid="000ba7b7" style:font-weight-asian="normal" style:font-weight-complex="normal"/>
    </style:style>
    <style:style style:name="P98" style:family="paragraph" style:parent-style-name="Text_20_body">
      <style:text-properties fo:font-weight="normal" officeooo:rsid="000ba7b7" officeooo:paragraph-rsid="000ba7b7" style:font-weight-asian="normal" style:font-weight-complex="normal"/>
    </style:style>
    <style:style style:name="P99" style:family="paragraph" style:parent-style-name="Text_20_body">
      <style:text-properties fo:font-weight="normal" officeooo:rsid="000ce836" officeooo:paragraph-rsid="000ce836" style:font-weight-asian="normal" style:font-weight-complex="normal"/>
    </style:style>
    <style:style style:name="P100" style:family="paragraph" style:parent-style-name="Text_20_body">
      <style:text-properties fo:font-weight="normal" officeooo:rsid="000e8b55" officeooo:paragraph-rsid="000e8b55" style:font-weight-asian="normal" style:font-weight-complex="normal"/>
    </style:style>
    <style:style style:name="P101" style:family="paragraph" style:parent-style-name="Text_20_body">
      <style:text-properties fo:font-weight="normal" officeooo:rsid="00105ef3" officeooo:paragraph-rsid="00105ef3" style:font-weight-asian="normal" style:font-weight-complex="normal"/>
    </style:style>
    <style:style style:name="P102" style:family="paragraph" style:parent-style-name="Text_20_body">
      <style:text-properties fo:font-weight="normal" officeooo:rsid="0011507f" officeooo:paragraph-rsid="0011507f" style:font-weight-asian="normal" style:font-weight-complex="normal"/>
    </style:style>
    <style:style style:name="P103" style:family="paragraph" style:parent-style-name="Text_20_body">
      <style:text-properties fo:font-weight="normal" officeooo:rsid="00126bc2" officeooo:paragraph-rsid="00126bc2" style:font-weight-asian="normal" style:font-weight-complex="normal"/>
    </style:style>
    <style:style style:name="P104" style:family="paragraph" style:parent-style-name="Text_20_body">
      <style:text-properties fo:font-weight="normal" officeooo:rsid="00087fa1" officeooo:paragraph-rsid="00087fa1" style:font-weight-asian="normal" style:font-weight-complex="normal"/>
    </style:style>
    <style:style style:name="P105" style:family="paragraph" style:parent-style-name="Text_20_body">
      <style:text-properties fo:font-weight="normal" officeooo:rsid="0014191c" officeooo:paragraph-rsid="0014191c" style:font-weight-asian="normal" style:font-weight-complex="normal"/>
    </style:style>
    <style:style style:name="P106" style:family="paragraph" style:parent-style-name="Text_20_body">
      <style:text-properties fo:font-weight="normal" officeooo:rsid="0014191c" officeooo:paragraph-rsid="0016ca30" style:font-weight-asian="normal" style:font-weight-complex="normal"/>
    </style:style>
    <style:style style:name="P107" style:family="paragraph" style:parent-style-name="Text_20_body">
      <style:text-properties fo:font-weight="normal" officeooo:rsid="0014bf93" officeooo:paragraph-rsid="0014bf93" style:font-weight-asian="normal" style:font-weight-complex="normal"/>
    </style:style>
    <style:style style:name="P108" style:family="paragraph" style:parent-style-name="Text_20_body">
      <style:text-properties fo:font-weight="normal" officeooo:rsid="0014bf93" officeooo:paragraph-rsid="00155f1b" style:font-weight-asian="normal" style:font-weight-complex="normal"/>
    </style:style>
    <style:style style:name="P109" style:family="paragraph" style:parent-style-name="Text_20_body">
      <style:text-properties fo:font-weight="normal" officeooo:rsid="00155f1b" officeooo:paragraph-rsid="00155f1b" style:font-weight-asian="normal" style:font-weight-complex="normal"/>
    </style:style>
    <style:style style:name="P110" style:family="paragraph" style:parent-style-name="Text_20_body">
      <style:text-properties fo:font-weight="normal" officeooo:rsid="0016ca30" officeooo:paragraph-rsid="0016ca30" style:font-weight-asian="normal" style:font-weight-complex="normal"/>
    </style:style>
    <style:style style:name="P111" style:family="paragraph" style:parent-style-name="Text_20_body">
      <style:text-properties fo:font-weight="normal" officeooo:rsid="00176939" officeooo:paragraph-rsid="00176939" style:font-weight-asian="normal" style:font-weight-complex="normal"/>
    </style:style>
    <style:style style:name="P112" style:family="paragraph" style:parent-style-name="Text_20_body">
      <style:text-properties fo:font-weight="normal" officeooo:rsid="00189afc" officeooo:paragraph-rsid="00189afc" style:font-weight-asian="normal" style:font-weight-complex="normal"/>
    </style:style>
    <style:style style:name="P113" style:family="paragraph" style:parent-style-name="Text_20_body">
      <style:text-properties fo:font-weight="normal" officeooo:rsid="00189afc" officeooo:paragraph-rsid="001959c6" style:font-weight-asian="normal" style:font-weight-complex="normal"/>
    </style:style>
    <style:style style:name="P114" style:family="paragraph" style:parent-style-name="Text_20_body">
      <style:text-properties fo:font-weight="normal" officeooo:rsid="001959c6" officeooo:paragraph-rsid="001959c6" style:font-weight-asian="normal" style:font-weight-complex="normal"/>
    </style:style>
    <style:style style:name="P115" style:family="paragraph" style:parent-style-name="Text_20_body">
      <style:text-properties fo:font-weight="normal" officeooo:rsid="00197320" officeooo:paragraph-rsid="00197320" style:font-weight-asian="normal" style:font-weight-complex="normal"/>
    </style:style>
    <style:style style:name="P116" style:family="paragraph" style:parent-style-name="Text_20_body">
      <style:text-properties fo:font-weight="normal" officeooo:rsid="001ae67b" officeooo:paragraph-rsid="001ae67b" style:font-weight-asian="normal" style:font-weight-complex="normal"/>
    </style:style>
    <style:style style:name="P117" style:family="paragraph" style:parent-style-name="Text_20_body">
      <style:text-properties fo:font-weight="normal" officeooo:rsid="001c3566" officeooo:paragraph-rsid="001c3566" style:font-weight-asian="normal" style:font-weight-complex="normal"/>
    </style:style>
    <style:style style:name="P118" style:family="paragraph" style:parent-style-name="Text_20_body">
      <style:text-properties fo:font-weight="normal" officeooo:rsid="001c5cf6" officeooo:paragraph-rsid="001c5cf6" style:font-weight-asian="normal" style:font-weight-complex="normal"/>
    </style:style>
    <style:style style:name="P119" style:family="paragraph" style:parent-style-name="Text_20_body">
      <style:text-properties fo:font-weight="normal" officeooo:rsid="001c5cf6" officeooo:paragraph-rsid="001f8e68" style:font-weight-asian="normal" style:font-weight-complex="normal"/>
    </style:style>
    <style:style style:name="P120" style:family="paragraph" style:parent-style-name="Text_20_body">
      <style:text-properties fo:font-weight="normal" officeooo:rsid="001c5cf6" officeooo:paragraph-rsid="0020cf31" style:font-weight-asian="normal" style:font-weight-complex="normal"/>
    </style:style>
    <style:style style:name="P121" style:family="paragraph" style:parent-style-name="Text_20_body">
      <style:text-properties fo:font-weight="normal" officeooo:rsid="001f8e68" officeooo:paragraph-rsid="001f8e68" style:font-weight-asian="normal" style:font-weight-complex="normal"/>
    </style:style>
    <style:style style:name="P122" style:family="paragraph" style:parent-style-name="Text_20_body">
      <style:text-properties fo:font-weight="normal" officeooo:rsid="0020cf31" officeooo:paragraph-rsid="0020cf31" style:font-weight-asian="normal" style:font-weight-complex="normal"/>
    </style:style>
    <style:style style:name="P123" style:family="paragraph" style:parent-style-name="Text_20_body">
      <style:text-properties fo:font-weight="normal" officeooo:rsid="0020cf31" officeooo:paragraph-rsid="00228700" style:font-weight-asian="normal" style:font-weight-complex="normal"/>
    </style:style>
    <style:style style:name="P124" style:family="paragraph" style:parent-style-name="Text_20_body">
      <style:text-properties fo:font-weight="normal" officeooo:rsid="00228700" officeooo:paragraph-rsid="00228700" style:font-weight-asian="normal" style:font-weight-complex="normal"/>
    </style:style>
    <style:style style:name="P125" style:family="paragraph" style:parent-style-name="Text_20_body">
      <style:text-properties fo:font-weight="normal" officeooo:rsid="00228700" officeooo:paragraph-rsid="00246774" style:font-weight-asian="normal" style:font-weight-complex="normal"/>
    </style:style>
    <style:style style:name="P126" style:family="paragraph" style:parent-style-name="Text_20_body">
      <style:text-properties fo:font-weight="normal" officeooo:rsid="00246774" officeooo:paragraph-rsid="00246774" style:font-weight-asian="normal" style:font-weight-complex="normal"/>
    </style:style>
    <style:style style:name="P127" style:family="paragraph" style:parent-style-name="Text_20_body">
      <style:text-properties fo:font-weight="normal" officeooo:rsid="0026c7d1" officeooo:paragraph-rsid="0026c7d1" style:font-weight-asian="normal" style:font-weight-complex="normal"/>
    </style:style>
    <style:style style:name="P128" style:family="paragraph" style:parent-style-name="Text_20_body">
      <style:text-properties fo:font-weight="normal" officeooo:rsid="002a1c63" officeooo:paragraph-rsid="002a1c63" style:font-weight-asian="normal" style:font-weight-complex="normal"/>
    </style:style>
    <style:style style:name="P129" style:family="paragraph" style:parent-style-name="Text_20_body">
      <style:text-properties fo:font-weight="normal" officeooo:rsid="002a1c63" officeooo:paragraph-rsid="002be17a" style:font-weight-asian="normal" style:font-weight-complex="normal"/>
    </style:style>
    <style:style style:name="P130" style:family="paragraph" style:parent-style-name="Text_20_body">
      <style:text-properties fo:font-weight="normal" officeooo:rsid="002af6a3" officeooo:paragraph-rsid="002af6a3" style:font-weight-asian="normal" style:font-weight-complex="normal"/>
    </style:style>
    <style:style style:name="P131" style:family="paragraph" style:parent-style-name="Text_20_body">
      <style:text-properties fo:font-weight="normal" officeooo:rsid="002af6a3" officeooo:paragraph-rsid="002be17a" style:font-weight-asian="normal" style:font-weight-complex="normal"/>
    </style:style>
    <style:style style:name="P132" style:family="paragraph" style:parent-style-name="Text_20_body">
      <style:text-properties fo:font-weight="normal" officeooo:rsid="002be17a" officeooo:paragraph-rsid="002be17a" style:font-weight-asian="normal" style:font-weight-complex="normal"/>
    </style:style>
    <style:style style:name="P133" style:family="paragraph" style:parent-style-name="Text_20_body">
      <style:text-properties fo:font-weight="normal" officeooo:rsid="002da36b" officeooo:paragraph-rsid="002da36b" style:font-weight-asian="normal" style:font-weight-complex="normal"/>
    </style:style>
    <style:style style:name="P134" style:family="paragraph" style:parent-style-name="Text_20_body">
      <style:text-properties fo:font-weight="normal" officeooo:rsid="002da36b" officeooo:paragraph-rsid="0031603a" style:font-weight-asian="normal" style:font-weight-complex="normal"/>
    </style:style>
    <style:style style:name="P135" style:family="paragraph" style:parent-style-name="Text_20_body">
      <style:text-properties fo:font-weight="normal" officeooo:rsid="0031603a" officeooo:paragraph-rsid="0031603a" style:font-weight-asian="normal" style:font-weight-complex="normal"/>
    </style:style>
    <style:style style:name="P136" style:family="paragraph" style:parent-style-name="Text_20_body">
      <style:text-properties fo:font-weight="normal" officeooo:rsid="003194be" officeooo:paragraph-rsid="003194be" style:font-weight-asian="normal" style:font-weight-complex="normal"/>
    </style:style>
    <style:style style:name="P137" style:family="paragraph" style:parent-style-name="Text_20_body">
      <style:text-properties fo:font-weight="normal" officeooo:rsid="00347b48" officeooo:paragraph-rsid="00347b48" style:font-weight-asian="normal" style:font-weight-complex="normal"/>
    </style:style>
    <style:style style:name="P138" style:family="paragraph" style:parent-style-name="Text_20_body">
      <style:text-properties fo:font-weight="normal" officeooo:rsid="003483c2" officeooo:paragraph-rsid="003483c2" style:font-weight-asian="normal" style:font-weight-complex="normal"/>
    </style:style>
    <style:style style:name="P139" style:family="paragraph" style:parent-style-name="Text_20_body">
      <style:text-properties fo:font-weight="normal" officeooo:rsid="0035508b" officeooo:paragraph-rsid="0035508b" style:font-weight-asian="normal" style:font-weight-complex="normal"/>
    </style:style>
    <style:style style:name="P140" style:family="paragraph" style:parent-style-name="Text_20_body">
      <style:text-properties fo:font-weight="normal" officeooo:rsid="003716cf" officeooo:paragraph-rsid="003716cf" style:font-weight-asian="normal" style:font-weight-complex="normal"/>
    </style:style>
    <style:style style:name="P141" style:family="paragraph" style:parent-style-name="Text_20_body">
      <style:text-properties fo:font-weight="normal" officeooo:rsid="003716cf" officeooo:paragraph-rsid="003897f8" style:font-weight-asian="normal" style:font-weight-complex="normal"/>
    </style:style>
    <style:style style:name="P142" style:family="paragraph" style:parent-style-name="Text_20_body">
      <style:text-properties fo:font-weight="normal" officeooo:rsid="003897f8" officeooo:paragraph-rsid="003897f8" style:font-weight-asian="normal" style:font-weight-complex="normal"/>
    </style:style>
    <style:style style:name="P143" style:family="paragraph" style:parent-style-name="Text_20_body">
      <style:text-properties fo:font-weight="normal" officeooo:rsid="003897f8" officeooo:paragraph-rsid="00395ccb" style:font-weight-asian="normal" style:font-weight-complex="normal"/>
    </style:style>
    <style:style style:name="P144" style:family="paragraph" style:parent-style-name="Text_20_body">
      <style:text-properties fo:font-weight="normal" officeooo:rsid="003a7aba" officeooo:paragraph-rsid="003a7aba" style:font-weight-asian="normal" style:font-weight-complex="normal"/>
    </style:style>
    <style:style style:name="P145" style:family="paragraph" style:parent-style-name="Text_20_body">
      <style:text-properties fo:font-weight="normal" officeooo:rsid="003bddf0" officeooo:paragraph-rsid="003bddf0" style:font-weight-asian="normal" style:font-weight-complex="normal"/>
    </style:style>
    <style:style style:name="P146" style:family="paragraph" style:parent-style-name="Text_20_body">
      <style:text-properties fo:font-weight="normal" officeooo:rsid="003d8766" officeooo:paragraph-rsid="003d8766" style:font-weight-asian="normal" style:font-weight-complex="normal"/>
    </style:style>
    <style:style style:name="P147" style:family="paragraph" style:parent-style-name="Text_20_body">
      <style:text-properties fo:font-weight="normal" officeooo:rsid="003f04e9" officeooo:paragraph-rsid="003f04e9" style:font-weight-asian="normal" style:font-weight-complex="normal"/>
    </style:style>
    <style:style style:name="P148" style:family="paragraph" style:parent-style-name="Text_20_body">
      <style:text-properties fo:font-weight="normal" officeooo:rsid="003f870e" officeooo:paragraph-rsid="003f870e" style:font-weight-asian="normal" style:font-weight-complex="normal"/>
    </style:style>
    <style:style style:name="P149" style:family="paragraph" style:parent-style-name="Text_20_body">
      <style:text-properties fo:font-weight="normal" officeooo:rsid="003f870e" officeooo:paragraph-rsid="00405577" style:font-weight-asian="normal" style:font-weight-complex="normal"/>
    </style:style>
    <style:style style:name="P150" style:family="paragraph" style:parent-style-name="Text_20_body">
      <style:text-properties fo:font-weight="normal" officeooo:rsid="00405577" officeooo:paragraph-rsid="00405577" style:font-weight-asian="normal" style:font-weight-complex="normal"/>
    </style:style>
    <style:style style:name="P151" style:family="paragraph" style:parent-style-name="Text_20_body">
      <style:text-properties fo:font-weight="normal" officeooo:rsid="0041b903" officeooo:paragraph-rsid="0041b903" style:font-weight-asian="normal" style:font-weight-complex="normal"/>
    </style:style>
    <style:style style:name="P152" style:family="paragraph" style:parent-style-name="Text_20_body">
      <style:text-properties fo:font-weight="normal" officeooo:rsid="0044cbd1" officeooo:paragraph-rsid="0044cbd1" style:font-weight-asian="normal" style:font-weight-complex="normal"/>
    </style:style>
    <style:style style:name="P153" style:family="paragraph" style:parent-style-name="Standard">
      <style:paragraph-properties style:line-height-at-least="0.476cm"/>
      <style:text-properties fo:font-weight="normal"/>
    </style:style>
    <style:style style:name="P154" style:family="paragraph" style:parent-style-name="Text_20_body">
      <style:text-properties officeooo:rsid="000ab351" officeooo:paragraph-rsid="000ab351"/>
    </style:style>
    <style:style style:name="P155" style:family="paragraph" style:parent-style-name="Preformatted_20_Text">
      <style:paragraph-properties fo:margin-top="0cm" fo:margin-bottom="0.499cm" style:contextual-spacing="false"/>
      <style:text-properties officeooo:paragraph-rsid="0009d88b"/>
    </style:style>
    <style:style style:name="P156" style:family="paragraph" style:parent-style-name="Text_20_body">
      <style:text-properties officeooo:paragraph-rsid="0009d88b"/>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1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8ed64" style:font-size-asian="12pt" style:font-style-asian="normal" style:font-weight-asian="bold" style:font-size-complex="12pt" style:font-weight-complex="bold" style:text-emphasize="none"/>
    </style:style>
    <style:style style:name="P1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1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1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2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2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8ed64" style:font-size-asian="12pt" style:font-style-asian="normal" style:font-weight-asian="bold" style:font-size-complex="12pt" style:font-weight-complex="bold" style:text-emphasize="none"/>
    </style:style>
    <style:style style:name="P202" style:family="paragraph" style:parent-style-name="Text_20_body">
      <style:text-properties officeooo:paragraph-rsid="0008d8a8"/>
    </style:style>
    <style:style style:name="P203" style:family="paragraph" style:parent-style-name="Text_20_body">
      <style:text-properties officeooo:paragraph-rsid="0009a22d"/>
    </style:style>
    <style:style style:name="P204" style:family="paragraph" style:parent-style-name="Text_20_body">
      <style:text-properties officeooo:rsid="0009d88b" officeooo:paragraph-rsid="0009d88b"/>
    </style:style>
    <style:style style:name="P205" style:family="paragraph" style:parent-style-name="Text_20_body">
      <style:text-properties officeooo:paragraph-rsid="000ab351"/>
    </style:style>
    <style:style style:name="P206" style:family="paragraph" style:parent-style-name="Text_20_body">
      <style:text-properties officeooo:paragraph-rsid="000ba7b7"/>
    </style:style>
    <style:style style:name="P207" style:family="paragraph" style:parent-style-name="Text_20_body">
      <style:text-properties officeooo:paragraph-rsid="000ce836"/>
    </style:style>
    <style:style style:name="P208" style:family="paragraph" style:parent-style-name="Text_20_body">
      <style:text-properties officeooo:paragraph-rsid="000ce9ba"/>
    </style:style>
    <style:style style:name="P209" style:family="paragraph" style:parent-style-name="Text_20_body">
      <style:text-properties officeooo:paragraph-rsid="00105ef3"/>
    </style:style>
    <style:style style:name="P210" style:family="paragraph" style:parent-style-name="Text_20_body">
      <style:text-properties officeooo:paragraph-rsid="00126bc2"/>
    </style:style>
    <style:style style:name="P211" style:family="paragraph" style:parent-style-name="Text_20_body">
      <style:text-properties officeooo:paragraph-rsid="000e8b55"/>
    </style:style>
    <style:style style:name="P212" style:family="paragraph" style:parent-style-name="Text_20_body">
      <style:text-properties officeooo:paragraph-rsid="0014191c"/>
    </style:style>
    <style:style style:name="P213" style:family="paragraph" style:parent-style-name="Standard">
      <style:paragraph-properties style:line-height-at-least="0.476cm"/>
      <style:text-properties fo:color="#d4d4d4" loext:opacity="100%" style:font-name="Droid Sans Mono" fo:font-size="9.75pt" fo:font-weight="normal" fo:background-color="#282828"/>
    </style:style>
    <style:style style:name="P21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1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16" style:family="paragraph" style:parent-style-name="Text_20_body">
      <style:text-properties officeooo:paragraph-rsid="00197320"/>
    </style:style>
    <style:style style:name="P217" style:family="paragraph" style:parent-style-name="Text_20_body">
      <style:text-properties officeooo:paragraph-rsid="0016ca30"/>
    </style:style>
    <style:style style:name="P218" style:family="paragraph" style:parent-style-name="Text_20_body">
      <style:text-properties officeooo:rsid="00126bc2" officeooo:paragraph-rsid="0016ca30"/>
    </style:style>
    <style:style style:name="P219" style:family="paragraph" style:parent-style-name="Text_20_body">
      <style:text-properties officeooo:paragraph-rsid="00176939"/>
    </style:style>
    <style:style style:name="P220" style:family="paragraph" style:parent-style-name="Text_20_body">
      <style:text-properties officeooo:paragraph-rsid="00189afc"/>
    </style:style>
    <style:style style:name="P221" style:family="paragraph" style:parent-style-name="Text_20_body">
      <style:text-properties officeooo:paragraph-rsid="001959c6"/>
    </style:style>
    <style:style style:name="P222" style:family="paragraph" style:parent-style-name="Text_20_body">
      <style:text-properties officeooo:paragraph-rsid="001c5cf6"/>
    </style:style>
    <style:style style:name="P223" style:family="paragraph" style:parent-style-name="Text_20_body">
      <style:text-properties officeooo:paragraph-rsid="001f8e68"/>
    </style:style>
    <style:style style:name="P224" style:family="paragraph" style:parent-style-name="Text_20_body">
      <style:text-properties officeooo:paragraph-rsid="00228700"/>
    </style:style>
    <style:style style:name="P225" style:family="paragraph" style:parent-style-name="Text_20_body">
      <style:text-properties officeooo:paragraph-rsid="00246774"/>
    </style:style>
    <style:style style:name="P226" style:family="paragraph" style:parent-style-name="Text_20_body">
      <style:text-properties officeooo:paragraph-rsid="0026c7d1"/>
    </style:style>
    <style:style style:name="P227" style:family="paragraph" style:parent-style-name="Text_20_body">
      <style:text-properties officeooo:paragraph-rsid="002a1c63"/>
    </style:style>
    <style:style style:name="P228" style:family="paragraph" style:parent-style-name="Text_20_body">
      <style:text-properties officeooo:paragraph-rsid="002af6a3"/>
    </style:style>
    <style:style style:name="P229" style:family="paragraph" style:parent-style-name="Text_20_body">
      <style:text-properties officeooo:paragraph-rsid="002da36b"/>
    </style:style>
    <style:style style:name="P230" style:family="paragraph" style:parent-style-name="Text_20_body">
      <style:text-properties officeooo:paragraph-rsid="002be17a"/>
    </style:style>
    <style:style style:name="P231" style:family="paragraph" style:parent-style-name="Text_20_body">
      <style:text-properties officeooo:paragraph-rsid="003194be"/>
    </style:style>
    <style:style style:name="P232" style:family="paragraph" style:parent-style-name="Text_20_body">
      <style:text-properties officeooo:paragraph-rsid="0031603a"/>
    </style:style>
    <style:style style:name="P233" style:family="paragraph" style:parent-style-name="Text_20_body">
      <style:text-properties officeooo:paragraph-rsid="00347b48"/>
    </style:style>
    <style:style style:name="P234" style:family="paragraph" style:parent-style-name="Text_20_body">
      <style:text-properties officeooo:paragraph-rsid="003483c2"/>
    </style:style>
    <style:style style:name="P235" style:family="paragraph" style:parent-style-name="Text_20_body">
      <style:text-properties officeooo:paragraph-rsid="0035508b"/>
    </style:style>
    <style:style style:name="P236" style:family="paragraph" style:parent-style-name="Text_20_body">
      <style:text-properties officeooo:paragraph-rsid="003716cf"/>
    </style:style>
    <style:style style:name="P237" style:family="paragraph" style:parent-style-name="Text_20_body">
      <style:text-properties officeooo:paragraph-rsid="003897f8"/>
    </style:style>
    <style:style style:name="P238" style:family="paragraph" style:parent-style-name="Text_20_body">
      <style:text-properties officeooo:paragraph-rsid="00395ccb"/>
    </style:style>
    <style:style style:name="P239" style:family="paragraph" style:parent-style-name="Text_20_body">
      <style:text-properties officeooo:paragraph-rsid="003a7aba"/>
    </style:style>
    <style:style style:name="P240" style:family="paragraph" style:parent-style-name="Text_20_body">
      <style:text-properties officeooo:paragraph-rsid="003d8766"/>
    </style:style>
    <style:style style:name="P241" style:family="paragraph" style:parent-style-name="Text_20_body">
      <style:text-properties officeooo:rsid="003d8766" officeooo:paragraph-rsid="003d8766"/>
    </style:style>
    <style:style style:name="P242" style:family="paragraph" style:parent-style-name="Text_20_body">
      <style:text-properties officeooo:paragraph-rsid="003f04e9"/>
    </style:style>
    <style:style style:name="P243" style:family="paragraph" style:parent-style-name="Text_20_body">
      <style:text-properties officeooo:paragraph-rsid="0041b903"/>
    </style:style>
    <style:style style:name="P244" style:family="paragraph" style:parent-style-name="Text_20_body">
      <style:text-properties officeooo:paragraph-rsid="0044cbd1"/>
    </style:style>
    <style:style style:name="P245" style:family="paragraph" style:parent-style-name="Text_20_body">
      <style:text-properties officeooo:paragraph-rsid="0045d90b"/>
    </style:style>
    <style:style style:name="P246" style:family="paragraph" style:parent-style-name="Text_20_body">
      <style:text-properties style:text-underline-style="none" fo:font-weight="normal" officeooo:rsid="0045d90b" officeooo:paragraph-rsid="0045d90b" style:font-weight-asian="normal" style:font-weight-complex="normal"/>
    </style:style>
    <style:style style:name="P247" style:family="paragraph" style:parent-style-name="Text_20_body">
      <style:text-properties style:text-underline-style="none" fo:font-weight="normal" officeooo:rsid="0048ed64" officeooo:paragraph-rsid="0048ed64" style:font-weight-asian="normal" style:font-weight-complex="normal"/>
    </style:style>
    <style:style style:name="P248" style:family="paragraph" style:parent-style-name="Text_20_body">
      <style:text-properties style:text-underline-style="none" fo:font-weight="normal" officeooo:rsid="004b0200" officeooo:paragraph-rsid="0048ed64" style:font-weight-asian="normal" style:font-weight-complex="normal"/>
    </style:style>
    <style:style style:name="P249" style:family="paragraph" style:parent-style-name="Text_20_body">
      <style:text-properties style:text-underline-style="none" fo:font-weight="normal" officeooo:rsid="004c9c4e" officeooo:paragraph-rsid="004c9c4e" style:font-weight-asian="normal" style:font-weight-complex="normal"/>
    </style:style>
    <style:style style:name="P250" style:family="paragraph" style:parent-style-name="Text_20_body">
      <style:paragraph-properties fo:break-before="page"/>
      <style:text-properties style:text-underline-style="none" fo:font-weight="normal" officeooo:rsid="004c9c4e" officeooo:paragraph-rsid="004c9c4e" style:font-weight-asian="normal" style:font-weight-complex="normal"/>
    </style:style>
    <style:style style:name="P251" style:family="paragraph" style:parent-style-name="Text_20_body">
      <style:text-properties style:text-underline-style="none" fo:font-weight="bold" officeooo:rsid="004c9c4e" officeooo:paragraph-rsid="004c9c4e" style:font-weight-asian="bold" style:font-weight-complex="bold"/>
    </style:style>
    <style:style style:name="P252" style:family="paragraph" style:parent-style-name="Text_20_body">
      <style:text-properties officeooo:paragraph-rsid="0048ed64"/>
    </style:style>
    <style:style style:name="P253" style:family="paragraph" style:parent-style-name="Heading_20_1">
      <style:text-properties officeooo:rsid="00030f86" officeooo:paragraph-rsid="00030f86"/>
    </style:style>
    <style:style style:name="P254" style:family="paragraph" style:parent-style-name="Heading_20_1">
      <style:text-properties officeooo:paragraph-rsid="00030f86"/>
    </style:style>
    <style:style style:name="P255" style:family="paragraph" style:parent-style-name="Heading_20_1">
      <style:paragraph-properties fo:break-before="page"/>
      <style:text-properties officeooo:paragraph-rsid="00030f86"/>
    </style:style>
    <style:style style:name="P256" style:family="paragraph" style:parent-style-name="Heading_20_1" style:list-style-name="">
      <style:text-properties officeooo:paragraph-rsid="00030f86"/>
    </style:style>
    <style:style style:name="P257" style:family="paragraph" style:parent-style-name="Heading_20_1" style:list-style-name="">
      <style:text-properties officeooo:paragraph-rsid="000ce836"/>
    </style:style>
    <style:style style:name="P258" style:family="paragraph" style:parent-style-name="Heading_20_1" style:list-style-name="">
      <style:paragraph-properties fo:break-before="page"/>
      <style:text-properties officeooo:paragraph-rsid="000ce9ba"/>
    </style:style>
    <style:style style:name="P259" style:family="paragraph" style:parent-style-name="Heading_20_1" style:list-style-name="">
      <style:text-properties officeooo:paragraph-rsid="00126bc2"/>
    </style:style>
    <style:style style:name="P260" style:family="paragraph" style:parent-style-name="Heading_20_1" style:list-style-name="">
      <style:text-properties officeooo:paragraph-rsid="0050ce03"/>
    </style:style>
    <style:style style:name="P261" style:family="paragraph" style:parent-style-name="Heading_20_1" style:list-style-name="">
      <style:text-properties fo:font-weight="normal" officeooo:rsid="0007f3b0" officeooo:paragraph-rsid="00030f86" style:font-weight-asian="normal" style:font-weight-complex="normal"/>
    </style:style>
    <style:style style:name="P262" style:family="paragraph" style:parent-style-name="Heading_20_1">
      <style:text-properties officeooo:rsid="0008d8a8" officeooo:paragraph-rsid="0008d8a8"/>
    </style:style>
    <style:style style:name="P263" style:family="paragraph" style:parent-style-name="Heading_20_1">
      <style:paragraph-properties fo:break-before="page"/>
      <style:text-properties officeooo:rsid="0009a22d" officeooo:paragraph-rsid="0009a22d"/>
    </style:style>
    <style:style style:name="P264" style:family="paragraph" style:parent-style-name="Heading_20_1">
      <style:text-properties officeooo:rsid="000ab351" officeooo:paragraph-rsid="000ab351"/>
    </style:style>
    <style:style style:name="P265" style:family="paragraph" style:parent-style-name="Heading_20_1">
      <style:text-properties officeooo:rsid="000ab351" officeooo:paragraph-rsid="000ba7b7"/>
    </style:style>
    <style:style style:name="P266" style:family="paragraph" style:parent-style-name="Heading_20_1">
      <style:text-properties officeooo:paragraph-rsid="00105ef3"/>
    </style:style>
    <style:style style:name="P267" style:family="paragraph" style:parent-style-name="Heading_20_1">
      <style:paragraph-properties fo:break-before="page"/>
      <style:text-properties officeooo:paragraph-rsid="00126bc2"/>
    </style:style>
    <style:style style:name="P268" style:family="paragraph" style:parent-style-name="Heading_20_1">
      <style:paragraph-properties fo:break-before="page"/>
      <style:text-properties officeooo:rsid="0014191c" officeooo:paragraph-rsid="0014191c"/>
    </style:style>
    <style:style style:name="P269" style:family="paragraph" style:parent-style-name="Heading_20_1">
      <style:text-properties officeooo:rsid="0016ca30" officeooo:paragraph-rsid="0016ca30"/>
    </style:style>
    <style:style style:name="P270" style:family="paragraph" style:parent-style-name="Heading_20_1">
      <style:text-properties officeooo:rsid="0016ca30" officeooo:paragraph-rsid="00176939"/>
    </style:style>
    <style:style style:name="P271" style:family="paragraph" style:parent-style-name="Heading_20_1">
      <style:text-properties officeooo:rsid="0016ca30" officeooo:paragraph-rsid="00189afc"/>
    </style:style>
    <style:style style:name="P272" style:family="paragraph" style:parent-style-name="Heading_20_1">
      <style:paragraph-properties fo:break-before="page"/>
      <style:text-properties officeooo:rsid="0016ca30" officeooo:paragraph-rsid="00189afc"/>
    </style:style>
    <style:style style:name="P273" style:family="paragraph" style:parent-style-name="Heading_20_1">
      <style:text-properties officeooo:paragraph-rsid="00197320"/>
    </style:style>
    <style:style style:name="P274" style:family="paragraph" style:parent-style-name="Heading_20_1">
      <style:paragraph-properties fo:break-before="page"/>
      <style:text-properties officeooo:paragraph-rsid="00197320"/>
    </style:style>
    <style:style style:name="P275" style:family="paragraph" style:parent-style-name="Heading_20_1">
      <style:paragraph-properties fo:break-before="page"/>
      <style:text-properties officeooo:rsid="0020cf31" officeooo:paragraph-rsid="0020cf31"/>
    </style:style>
    <style:style style:name="P276" style:family="paragraph" style:parent-style-name="Heading_20_1">
      <style:text-properties officeooo:paragraph-rsid="00228700"/>
    </style:style>
    <style:style style:name="P277" style:family="paragraph" style:parent-style-name="Heading_20_1">
      <style:paragraph-properties fo:break-before="page"/>
      <style:text-properties officeooo:paragraph-rsid="00228700"/>
    </style:style>
    <style:style style:name="P278" style:family="paragraph" style:parent-style-name="Heading_20_1">
      <style:text-properties officeooo:paragraph-rsid="00246774"/>
    </style:style>
    <style:style style:name="P279" style:family="paragraph" style:parent-style-name="Heading_20_1">
      <style:text-properties officeooo:rsid="0026c7d1" officeooo:paragraph-rsid="0026c7d1"/>
    </style:style>
    <style:style style:name="P280" style:family="paragraph" style:parent-style-name="Heading_20_1">
      <style:text-properties officeooo:rsid="002a1c63" officeooo:paragraph-rsid="002a1c63"/>
    </style:style>
    <style:style style:name="P281" style:family="paragraph" style:parent-style-name="Heading_20_1">
      <style:text-properties officeooo:rsid="002be17a" officeooo:paragraph-rsid="002be17a"/>
    </style:style>
    <style:style style:name="P282" style:family="paragraph" style:parent-style-name="Heading_20_1">
      <style:paragraph-properties fo:break-before="page"/>
      <style:text-properties officeooo:rsid="002be17a" officeooo:paragraph-rsid="002be17a"/>
    </style:style>
    <style:style style:name="P283" style:family="paragraph" style:parent-style-name="Heading_20_1">
      <style:text-properties officeooo:paragraph-rsid="002da36b"/>
    </style:style>
    <style:style style:name="P284" style:family="paragraph" style:parent-style-name="Heading_20_1">
      <style:paragraph-properties fo:break-before="page"/>
      <style:text-properties officeooo:paragraph-rsid="002da36b"/>
    </style:style>
    <style:style style:name="P285" style:family="paragraph" style:parent-style-name="Heading_20_1">
      <style:text-properties officeooo:paragraph-rsid="003194be"/>
    </style:style>
    <style:style style:name="P286" style:family="paragraph" style:parent-style-name="Heading_20_1">
      <style:paragraph-properties fo:break-before="page"/>
      <style:text-properties officeooo:paragraph-rsid="00347b48"/>
    </style:style>
    <style:style style:name="P287" style:family="paragraph" style:parent-style-name="Heading_20_1">
      <style:text-properties officeooo:paragraph-rsid="00347b48"/>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officeooo:paragraph-rsid="003716cf"/>
    </style:style>
    <style:style style:name="P290" style:family="paragraph" style:parent-style-name="Heading_20_1">
      <style:text-properties fo:font-weight="bold" officeooo:paragraph-rsid="003897f8" style:font-weight-asian="bold" style:font-weight-complex="bold"/>
    </style:style>
    <style:style style:name="P291" style:family="paragraph" style:parent-style-name="Heading_20_1">
      <style:text-properties fo:font-weight="bold" officeooo:paragraph-rsid="00395ccb" style:font-weight-asian="bold" style:font-weight-complex="bold"/>
    </style:style>
    <style:style style:name="P292" style:family="paragraph" style:parent-style-name="Heading_20_1">
      <style:text-properties fo:font-weight="bold" officeooo:paragraph-rsid="003a7aba" style:font-weight-asian="bold" style:font-weight-complex="bold"/>
    </style:style>
    <style:style style:name="P293" style:family="paragraph" style:parent-style-name="Heading_20_1">
      <style:paragraph-properties fo:break-before="page"/>
      <style:text-properties fo:font-weight="bold" officeooo:paragraph-rsid="003a7aba" style:font-weight-asian="bold" style:font-weight-complex="bold"/>
    </style:style>
    <style:style style:name="P294" style:family="paragraph" style:parent-style-name="Heading_20_1" style:list-style-name="">
      <style:text-properties fo:font-weight="bold" officeooo:paragraph-rsid="003a7aba" style:font-weight-asian="bold" style:font-weight-complex="bold"/>
    </style:style>
    <style:style style:name="P295" style:family="paragraph" style:parent-style-name="Heading_20_1">
      <style:paragraph-properties fo:break-before="page"/>
      <style:text-properties fo:font-weight="bold" officeooo:rsid="003d8766" officeooo:paragraph-rsid="003d8766" style:font-weight-asian="bold" style:font-weight-complex="bold"/>
    </style:style>
    <style:style style:name="P296" style:family="paragraph" style:parent-style-name="Heading_20_1">
      <style:paragraph-properties fo:break-before="page"/>
      <style:text-properties fo:font-weight="bold" officeooo:rsid="003d8766" officeooo:paragraph-rsid="003f04e9" style:font-weight-asian="bold" style:font-weight-complex="bold"/>
    </style:style>
    <style:style style:name="P297" style:family="paragraph" style:parent-style-name="Heading_20_1">
      <style:paragraph-properties fo:break-before="page"/>
      <style:text-properties fo:font-weight="bold" officeooo:rsid="003d8766" officeooo:paragraph-rsid="0041b903" style:font-weight-asian="bold" style:font-weight-complex="bold"/>
    </style:style>
    <style:style style:name="P298" style:family="paragraph" style:parent-style-name="Heading_20_1">
      <style:paragraph-properties fo:break-before="page"/>
      <style:text-properties fo:font-weight="bold" officeooo:rsid="0044cbd1" officeooo:paragraph-rsid="0044cbd1" style:font-weight-asian="bold" style:font-weight-complex="bold"/>
    </style:style>
    <style:style style:name="P299" style:family="paragraph" style:parent-style-name="Heading_20_1">
      <style:paragraph-properties fo:break-before="page"/>
      <style:text-properties fo:font-weight="bold" officeooo:rsid="0045d90b" officeooo:paragraph-rsid="0045d90b" style:font-weight-asian="bold" style:font-weight-complex="bold"/>
    </style:style>
    <style:style style:name="P300" style:family="paragraph" style:parent-style-name="Heading_20_1">
      <style:paragraph-properties fo:break-before="page"/>
      <style:text-properties fo:font-weight="bold" officeooo:rsid="0048ed64" officeooo:paragraph-rsid="0048ed64" style:font-weight-asian="bold" style:font-weight-complex="bold"/>
    </style:style>
    <style:style style:name="P301" style:family="paragraph" style:parent-style-name="Heading_20_1">
      <style:text-properties fo:font-weight="bold" officeooo:paragraph-rsid="004ca28e" style:font-weight-asian="bold" style:font-weight-complex="bold"/>
    </style:style>
    <style:style style:name="P302" style:family="paragraph" style:parent-style-name="Heading_20_1">
      <style:paragraph-properties fo:break-before="page"/>
      <style:text-properties officeooo:paragraph-rsid="004ca28e"/>
    </style:style>
    <style:style style:name="P303" style:family="paragraph" style:parent-style-name="Heading_20_1">
      <style:paragraph-properties fo:break-before="page"/>
      <style:text-properties officeooo:paragraph-rsid="004e779f"/>
    </style:style>
    <style:style style:name="P304" style:family="paragraph" style:parent-style-name="Heading_20_1">
      <style:text-properties officeooo:paragraph-rsid="004e779f"/>
    </style:style>
    <style:style style:name="P305" style:family="paragraph" style:parent-style-name="Heading_20_1">
      <style:paragraph-properties fo:break-before="page"/>
      <style:text-properties officeooo:paragraph-rsid="0050ce03"/>
    </style:style>
    <style:style style:name="P306" style:family="paragraph" style:parent-style-name="Heading_20_1">
      <style:paragraph-properties fo:break-before="page"/>
      <style:text-properties officeooo:rsid="0050d71e" officeooo:paragraph-rsid="0050d71e"/>
    </style:style>
    <style:style style:name="P307" style:family="paragraph" style:parent-style-name="Text_20_body" style:list-style-name="L1"/>
    <style:style style:name="P308" style:family="paragraph" style:parent-style-name="Text_20_body" style:list-style-name="L2"/>
    <style:style style:name="P309" style:family="paragraph" style:parent-style-name="Text_20_body">
      <style:text-properties fo:font-weight="normal" officeooo:paragraph-rsid="004ca28e" style:font-weight-asian="normal" style:font-weight-complex="normal"/>
    </style:style>
    <style:style style:name="P310" style:family="paragraph" style:parent-style-name="Text_20_body">
      <style:text-properties officeooo:rsid="00030f86" officeooo:paragraph-rsid="004ca28e"/>
    </style:style>
    <style:style style:name="P311" style:family="paragraph" style:parent-style-name="Text_20_body">
      <style:text-properties officeooo:rsid="00030f86" officeooo:paragraph-rsid="004e779f"/>
    </style:style>
    <style:style style:name="P312" style:family="paragraph" style:parent-style-name="Text_20_body">
      <style:text-properties officeooo:rsid="00030f86" officeooo:paragraph-rsid="004f03bc"/>
    </style:style>
    <style:style style:name="P313" style:family="paragraph" style:parent-style-name="Text_20_body">
      <style:text-properties officeooo:rsid="00030f86" officeooo:paragraph-rsid="0050ce03"/>
    </style:style>
    <style:style style:name="P314" style:family="paragraph" style:parent-style-name="Text_20_body">
      <style:text-properties officeooo:rsid="00030f86" officeooo:paragraph-rsid="0050d71e"/>
    </style:style>
    <style:style style:name="P315" style:family="paragraph" style:parent-style-name="Text_20_body">
      <style:text-properties fo:font-weight="bold" officeooo:rsid="00030f86" officeooo:paragraph-rsid="004ca28e" style:font-weight-asian="bold" style:font-weight-complex="bold"/>
    </style:style>
    <style:style style:name="P316" style:family="paragraph" style:parent-style-name="Text_20_body">
      <style:text-properties fo:font-weight="bold" officeooo:rsid="00030f86" officeooo:paragraph-rsid="004e779f" style:font-weight-asian="bold" style:font-weight-complex="bold"/>
    </style:style>
    <style:style style:name="P317" style:family="paragraph" style:parent-style-name="Text_20_body">
      <style:text-properties fo:font-weight="bold" officeooo:rsid="00030f86" officeooo:paragraph-rsid="004f03bc" style:font-weight-asian="bold" style:font-weight-complex="bold"/>
    </style:style>
    <style:style style:name="P318" style:family="paragraph" style:parent-style-name="Text_20_body">
      <style:text-properties fo:font-weight="bold" officeooo:rsid="00030f86" officeooo:paragraph-rsid="0050ce03" style:font-weight-asian="bold" style:font-weight-complex="bold"/>
    </style:style>
    <style:style style:name="P319" style:family="paragraph" style:parent-style-name="Text_20_body">
      <style:text-properties fo:font-weight="bold" officeooo:rsid="00030f86" officeooo:paragraph-rsid="0050d71e" style:font-weight-asian="bold" style:font-weight-complex="bold"/>
    </style:style>
    <style:style style:name="P3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ca28e" style:font-size-asian="12pt" style:font-style-asian="normal" style:font-weight-asian="bold" style:font-size-complex="12pt" style:font-weight-complex="bold" style:text-emphasize="none"/>
    </style:style>
    <style:style style:name="P3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e779f" style:font-size-asian="12pt" style:font-style-asian="normal" style:font-weight-asian="bold" style:font-size-complex="12pt" style:font-weight-complex="bold" style:text-emphasize="none"/>
    </style:style>
    <style:style style:name="P3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f03bc" style:font-size-asian="12pt" style:font-style-asian="normal" style:font-weight-asian="bold" style:font-size-complex="12pt" style:font-weight-complex="bold" style:text-emphasize="none"/>
    </style:style>
    <style:style style:name="P3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ce03" style:font-size-asian="12pt" style:font-style-asian="normal" style:font-weight-asian="bold" style:font-size-complex="12pt" style:font-weight-complex="bold" style:text-emphasize="none"/>
    </style:style>
    <style:style style:name="P3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d71e" style:font-size-asian="12pt" style:font-style-asian="normal" style:font-weight-asian="bold" style:font-size-complex="12pt" style:font-weight-complex="bold" style:text-emphasize="none"/>
    </style:style>
    <style:style style:name="P3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ce03" style:font-size-asian="12pt" style:font-style-asian="normal" style:font-weight-asian="bold" style:font-size-complex="12pt" style:font-weight-complex="bold" style:text-emphasize="none"/>
    </style:style>
    <style:style style:name="P3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d71e" style:font-size-asian="12pt" style:font-style-asian="normal" style:font-weight-asian="bold" style:font-size-complex="12pt" style:font-weight-complex="bold" style:text-emphasize="none"/>
    </style:style>
    <style:style style:name="P327" style:family="paragraph" style:parent-style-name="Text_20_body">
      <style:text-properties officeooo:paragraph-rsid="004ca28e"/>
    </style:style>
    <style:style style:name="P328" style:family="paragraph" style:parent-style-name="Text_20_body">
      <style:text-properties style:text-underline-style="none" fo:font-weight="normal" officeooo:rsid="004ca28e" officeooo:paragraph-rsid="004ca28e" style:font-weight-asian="normal" style:font-weight-complex="normal"/>
    </style:style>
    <style:style style:name="P329" style:family="paragraph" style:parent-style-name="Text_20_body">
      <style:text-properties style:text-underline-style="none" fo:font-weight="normal" officeooo:rsid="004ca28e" officeooo:paragraph-rsid="004e779f" style:font-weight-asian="normal" style:font-weight-complex="normal"/>
    </style:style>
    <style:style style:name="P330" style:family="paragraph" style:parent-style-name="Text_20_body">
      <style:text-properties style:text-underline-style="none" fo:font-weight="normal" officeooo:rsid="00508e73" officeooo:paragraph-rsid="00508e73" style:font-weight-asian="normal" style:font-weight-complex="normal"/>
    </style:style>
    <style:style style:name="P331" style:family="paragraph" style:parent-style-name="Text_20_body">
      <style:text-properties style:text-underline-style="none" fo:font-weight="normal" officeooo:rsid="0050ce03" officeooo:paragraph-rsid="0050ce03" style:font-weight-asian="normal" style:font-weight-complex="normal"/>
    </style:style>
    <style:style style:name="P332" style:family="paragraph" style:parent-style-name="Text_20_body">
      <style:text-properties style:text-underline-style="none" fo:font-weight="normal" officeooo:rsid="0050d71e" officeooo:paragraph-rsid="0050d71e" style:font-weight-asian="normal" style:font-weight-complex="normal"/>
    </style:style>
    <style:style style:name="P333" style:family="paragraph" style:parent-style-name="Text_20_body">
      <style:text-properties style:text-underline-style="none" fo:font-weight="normal" officeooo:rsid="0052379c" officeooo:paragraph-rsid="0052379c" style:font-weight-asian="normal" style:font-weight-complex="normal"/>
    </style:style>
    <style:style style:name="P334" style:family="paragraph" style:parent-style-name="Text_20_body">
      <style:text-properties officeooo:paragraph-rsid="004e779f"/>
    </style:style>
    <style:style style:name="P335" style:family="paragraph" style:parent-style-name="Text_20_body">
      <style:text-properties officeooo:paragraph-rsid="004f03bc"/>
    </style:style>
    <style:style style:name="P336" style:family="paragraph" style:parent-style-name="Text_20_body">
      <style:text-properties officeooo:paragraph-rsid="0050ce03"/>
    </style:style>
    <style:style style:name="P337" style:family="paragraph" style:parent-style-name="Text_20_body">
      <style:text-properties officeooo:paragraph-rsid="0050d71e"/>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4ca28e"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bold" officeooo:rsid="0052379c" style:font-size-asian="12pt" style:font-style-asian="normal" style:font-weight-asian="bold" style:font-size-complex="12pt" style:font-weight-complex="bold" style:text-emphasize="none"/>
    </style:style>
    <style:style style:name="T21"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2" style:family="text">
      <style:text-properties officeooo:rsid="00030f86"/>
    </style:style>
    <style:style style:name="T23" style:family="text">
      <style:text-properties style:font-name="Liberation Serif" officeooo:rsid="00030f86"/>
    </style:style>
    <style:style style:name="T24" style:family="text">
      <style:text-properties style:font-name="Liberation Serif" fo:font-weight="bold" officeooo:rsid="00030f86" style:font-weight-asian="bold" style:font-weight-complex="bold"/>
    </style:style>
    <style:style style:name="T25" style:family="text">
      <style:text-properties style:font-name="Liberation Serif" officeooo:rsid="000e8b55"/>
    </style:style>
    <style:style style:name="T26" style:family="text">
      <style:text-properties style:font-name="Liberation Serif" officeooo:rsid="00105ef3"/>
    </style:style>
    <style:style style:name="T27" style:family="text">
      <style:text-properties fo:font-weight="bold" style:font-weight-asian="bold" style:font-weight-complex="bold"/>
    </style:style>
    <style:style style:name="T28" style:family="text">
      <style:text-properties fo:font-weight="bold" officeooo:rsid="0014191c"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a22d" style:font-weight-asian="normal" style:font-weight-complex="normal"/>
    </style:style>
    <style:style style:name="T31" style:family="text">
      <style:text-properties fo:font-weight="normal" officeooo:rsid="000ab351" style:font-weight-asian="normal" style:font-weight-complex="normal"/>
    </style:style>
    <style:style style:name="T32" style:family="text">
      <style:text-properties fo:font-weight="normal" officeooo:rsid="000ba7b7" style:font-weight-asian="normal" style:font-weight-complex="normal"/>
    </style:style>
    <style:style style:name="T33" style:family="text">
      <style:text-properties fo:font-weight="normal" officeooo:rsid="000ce836" style:font-weight-asian="normal" style:font-weight-complex="normal"/>
    </style:style>
    <style:style style:name="T34" style:family="text">
      <style:text-properties fo:font-weight="normal" officeooo:rsid="000e8b55" style:font-weight-asian="normal" style:font-weight-complex="normal"/>
    </style:style>
    <style:style style:name="T35" style:family="text">
      <style:text-properties fo:font-weight="normal" officeooo:rsid="000ce9ba" style:font-weight-asian="normal" style:font-weight-complex="normal"/>
    </style:style>
    <style:style style:name="T36" style:family="text">
      <style:text-properties fo:font-weight="normal" officeooo:rsid="0014191c" style:font-weight-asian="normal" style:font-weight-complex="normal"/>
    </style:style>
    <style:style style:name="T37" style:family="text">
      <style:text-properties fo:font-weight="normal" officeooo:rsid="00197320" style:font-weight-asian="normal" style:font-weight-complex="normal"/>
    </style:style>
    <style:style style:name="T38" style:family="text">
      <style:text-properties fo:font-weight="normal" officeooo:rsid="001c5cf6" style:font-weight-asian="normal" style:font-weight-complex="normal"/>
    </style:style>
    <style:style style:name="T39" style:family="text">
      <style:text-properties fo:font-weight="normal" officeooo:rsid="001f8e68" style:font-weight-asian="normal" style:font-weight-complex="normal"/>
    </style:style>
    <style:style style:name="T40" style:family="text">
      <style:text-properties fo:font-weight="normal" officeooo:rsid="0020cf31" style:font-weight-asian="normal" style:font-weight-complex="normal"/>
    </style:style>
    <style:style style:name="T41" style:family="text">
      <style:text-properties fo:font-weight="normal" officeooo:rsid="00246774" style:font-weight-asian="normal" style:font-weight-complex="normal"/>
    </style:style>
    <style:style style:name="T42" style:family="text">
      <style:text-properties fo:font-weight="normal" officeooo:rsid="0026c7d1" style:font-weight-asian="normal" style:font-weight-complex="normal"/>
    </style:style>
    <style:style style:name="T43" style:family="text">
      <style:text-properties fo:font-weight="normal" officeooo:rsid="002a1c63" style:font-weight-asian="normal" style:font-weight-complex="normal"/>
    </style:style>
    <style:style style:name="T44" style:family="text">
      <style:text-properties fo:font-weight="normal" officeooo:rsid="0031603a" style:font-weight-asian="normal" style:font-weight-complex="normal"/>
    </style:style>
    <style:style style:name="T45" style:family="text">
      <style:text-properties fo:font-weight="normal" officeooo:rsid="003194be" style:font-weight-asian="normal" style:font-weight-complex="normal"/>
    </style:style>
    <style:style style:name="T46" style:family="text">
      <style:text-properties fo:font-weight="normal" officeooo:rsid="003483c2" style:font-weight-asian="normal" style:font-weight-complex="normal"/>
    </style:style>
    <style:style style:name="T47" style:family="text">
      <style:text-properties fo:font-weight="normal" officeooo:rsid="0035508b" style:font-weight-asian="normal" style:font-weight-complex="normal"/>
    </style:style>
    <style:style style:name="T48" style:family="text">
      <style:text-properties fo:font-weight="normal" officeooo:rsid="003716cf" style:font-weight-asian="normal" style:font-weight-complex="normal"/>
    </style:style>
    <style:style style:name="T49" style:family="text">
      <style:text-properties fo:font-weight="normal" officeooo:rsid="003a7aba" style:font-weight-asian="normal" style:font-weight-complex="normal"/>
    </style:style>
    <style:style style:name="T50" style:family="text">
      <style:text-properties fo:font-weight="normal" officeooo:rsid="0050ce03" style:font-weight-asian="normal" style:font-weight-complex="normal"/>
    </style:style>
    <style:style style:name="T51" style:family="text">
      <style:text-properties officeooo:rsid="00069dcd"/>
    </style:style>
    <style:style style:name="T52" style:family="text">
      <style:text-properties officeooo:rsid="0008d8a8"/>
    </style:style>
    <style:style style:name="T53" style:family="text">
      <style:text-properties officeooo:rsid="000ce836"/>
    </style:style>
    <style:style style:name="T54" style:family="text">
      <style:text-properties officeooo:rsid="000e8b55"/>
    </style:style>
    <style:style style:name="T55" style:family="text">
      <style:text-properties officeooo:rsid="00105ef3"/>
    </style:style>
    <style:style style:name="T56" style:family="text">
      <style:text-properties officeooo:rsid="00126bc2"/>
    </style:style>
    <style:style style:name="T57" style:family="text">
      <style:text-properties officeooo:rsid="0014191c"/>
    </style:style>
    <style:style style:name="T58" style:family="text">
      <style:text-properties fo:color="#c586c0" loext:opacity="100%"/>
    </style:style>
    <style:style style:name="T59" style:family="text">
      <style:text-properties fo:color="#d4d4d4" loext:opacity="100%" style:font-name="Droid Sans Mono" fo:font-size="9.75pt" fo:background-color="#282828" loext:char-shading-value="0"/>
    </style:style>
    <style:style style:name="T60" style:family="text">
      <style:text-properties fo:color="#569cd6" loext:opacity="100%"/>
    </style:style>
    <style:style style:name="T61" style:family="text">
      <style:text-properties fo:color="#b5cea8" loext:opacity="100%"/>
    </style:style>
    <style:style style:name="T62" style:family="text">
      <style:text-properties fo:color="#b5cea8" loext:opacity="100%" style:font-name="Droid Sans Mono" fo:font-size="9.75pt" fo:background-color="#282828" loext:char-shading-value="0"/>
    </style:style>
    <style:style style:name="T63" style:family="text">
      <style:text-properties officeooo:rsid="0016ca30"/>
    </style:style>
    <style:style style:name="T64" style:family="text">
      <style:text-properties officeooo:rsid="001c3566"/>
    </style:style>
    <style:style style:name="T65" style:family="text">
      <style:text-properties officeooo:rsid="001c5cf6"/>
    </style:style>
    <style:style style:name="T66" style:family="text">
      <style:text-properties officeooo:rsid="0020cf31"/>
    </style:style>
    <style:style style:name="T67" style:family="text">
      <style:text-properties officeooo:rsid="00228700"/>
    </style:style>
    <style:style style:name="T68" style:family="text">
      <style:text-properties officeooo:rsid="00246774"/>
    </style:style>
    <style:style style:name="T69" style:family="text">
      <style:text-properties officeooo:rsid="0028769a"/>
    </style:style>
    <style:style style:name="T70" style:family="text">
      <style:text-properties officeooo:rsid="002a1c63"/>
    </style:style>
    <style:style style:name="T71" style:family="text">
      <style:text-properties officeooo:rsid="002be17a"/>
    </style:style>
    <style:style style:name="T72" style:family="text">
      <style:text-properties officeooo:rsid="002da36b"/>
    </style:style>
    <style:style style:name="T73" style:family="text">
      <style:text-properties officeooo:rsid="00347b48"/>
    </style:style>
    <style:style style:name="T74" style:family="text">
      <style:text-properties officeooo:rsid="003483c2"/>
    </style:style>
    <style:style style:name="T75" style:family="text">
      <style:text-properties officeooo:rsid="0035508b"/>
    </style:style>
    <style:style style:name="T76" style:family="text">
      <style:text-properties officeooo:rsid="003667b5"/>
    </style:style>
    <style:style style:name="T77" style:family="text">
      <style:text-properties officeooo:rsid="003716cf"/>
    </style:style>
    <style:style style:name="T78" style:family="text">
      <style:text-properties style:text-position="super 58%" officeooo:rsid="003716cf"/>
    </style:style>
    <style:style style:name="T79" style:family="text">
      <style:text-properties style:text-position="super 58%" officeooo:rsid="003bddf0"/>
    </style:style>
    <style:style style:name="T80" style:family="text">
      <style:text-properties style:text-position="super 58%" officeooo:rsid="0041b903"/>
    </style:style>
    <style:style style:name="T81" style:family="text">
      <style:text-properties style:text-position="super 58%" officeooo:rsid="004ca28e"/>
    </style:style>
    <style:style style:name="T82" style:family="text">
      <style:text-properties officeooo:rsid="00395ccb"/>
    </style:style>
    <style:style style:name="T83" style:family="text">
      <style:text-properties officeooo:rsid="003bddf0"/>
    </style:style>
    <style:style style:name="T84" style:family="text">
      <style:text-properties officeooo:rsid="003f870e"/>
    </style:style>
    <style:style style:name="T85" style:family="text">
      <style:text-properties officeooo:rsid="00405577"/>
    </style:style>
    <style:style style:name="T86" style:family="text">
      <style:text-properties officeooo:rsid="0041b903"/>
    </style:style>
    <style:style style:name="T87" style:family="text">
      <style:text-properties officeooo:rsid="0042aa89"/>
    </style:style>
    <style:style style:name="T88" style:family="text">
      <style:text-properties officeooo:rsid="0042d937"/>
    </style:style>
    <style:style style:name="T89" style:family="text">
      <style:text-properties officeooo:rsid="0044cbd1"/>
    </style:style>
    <style:style style:name="T90" style:family="text">
      <style:text-properties officeooo:rsid="0045d90b"/>
    </style:style>
    <style:style style:name="T91" style:family="text">
      <style:text-properties officeooo:rsid="0047632e"/>
    </style:style>
    <style:style style:name="T92" style:family="text">
      <style:text-properties officeooo:rsid="00479fff"/>
    </style:style>
    <style:style style:name="T93" style:family="text">
      <style:text-properties officeooo:rsid="0048ed64"/>
    </style:style>
    <style:style style:name="T94" style:family="text">
      <style:text-properties officeooo:rsid="004ca28e"/>
    </style:style>
    <style:style style:name="T95" style:family="text">
      <style:text-properties style:text-underline-style="none" officeooo:rsid="004ca28e"/>
    </style:style>
    <style:style style:name="T96" style:family="text">
      <style:text-properties style:text-underline-style="none" fo:font-weight="normal" officeooo:rsid="004ca28e" style:font-weight-asian="normal" style:font-weight-complex="normal"/>
    </style:style>
    <style:style style:name="T97" style:family="text">
      <style:text-properties officeooo:rsid="004e779f"/>
    </style:style>
    <style:style style:name="T98" style:family="text">
      <style:text-properties officeooo:rsid="0052379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53" text:outline-level="1">Problem Name</text:h>
      <text:p text:style-name="P1"><text:span text:style-name="T24">Link</text:span><text:span text:style-name="T23">: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7">Status</text:span>: Success</text:p>
      <text:p text:style-name="P43">Time Taken: <text:span text:style-name="T1">24min</text:span></text:p>
      <text:p text:style-name="P158">Date: 14th August 2025</text:p>
      <text:p text:style-name="P157">Solution Notes: </text:p>
      <text:p text:style-name="P92">notes here</text:p>
      <text:h text:style-name="Heading_20_1" text:outline-level="1">Lists</text:h>
      <text:p text:style-name="P1"><text:span text:style-name="T24">Link</text:span><text:span text:style-name="T23">: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7">Status</text:span>: Success</text:p>
      <text:p text:style-name="P43">Time Taken: <text:span text:style-name="T1">21min</text:span></text:p>
      <text:p text:style-name="P84"><text:span text:style-name="T12">Date: 14</text:span><text:span text:style-name="T21">th</text:span><text:span text:style-name="T12"> August 2025</text:span></text:p>
      <text:p text:style-name="P43">Solution Notes: </text:p>
      <text:p text:style-name="P91">Make sure that all code can deal with multiple test cases it, just simple if and elif statements. </text:p>
      <text:h text:style-name="P254" text:outline-level="1" text:is-list-header="true">Find the Runner-Up Score!</text:h>
      <text:p text:style-name="P1"><text:span text:style-name="T24">Link</text:span><text:span text:style-name="T23">: </text:span><text:a xlink:type="simple" xlink:href="https://www.hackerrank.com/challenges/find-second-maximum-number-in-a-list/problem" text:style-name="Internet_20_link" text:visited-style-name="Visited_20_Internet_20_Link"><text:span text:style-name="T23">https://www.hackerrank.com/challenges/find-second-maximum-number-in-a-list/problem</text:span></text:a><text:span text:style-name="T23"> </text:span><text:span text:style-name="T2"><text:s/></text:span></text:p>
      <text:p text:style-name="P2"><text:span text:style-name="T27">Status</text:span>: Success</text:p>
      <text:p text:style-name="P43">Time Taken: <text:span text:style-name="T29">40</text:span><text:span text:style-name="T4">min</text:span></text:p>
      <text:p text:style-name="P43">Date: 14th August 2025</text:p>
      <text:p text:style-name="P43">Solution Notes: </text:p>
      <text:p text:style-name="P91">add all elements to a set, which removes duplicates, before popping the maximum value, only leaving the runner up, which can be accessed using max. </text:p>
      <text:h text:style-name="P256" text:outline-level="1"/>
      <text:h text:style-name="P255" text:outline-level="1">collections.Counter()</text:h>
      <text:p text:style-name="P1"><text:span text:style-name="T24">Link</text:span><text:span text:style-name="T23">: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7">Status</text:span>: Success</text:p>
      <text:p text:style-name="P43">Time Taken: <text:span text:style-name="T52">2</text:span>5<text:span text:style-name="T1">min</text:span></text:p>
      <text:p text:style-name="P158">Date: 14th August 2025</text:p>
      <text:p text:style-name="P43">Solution Notes: </text:p>
      <text:p text:style-name="P92">get all required information about number of shoes, shoes list, the number of orders and, the orders with the shoe size and corresponding price, using input. </text:p>
      <text:p text:style-name="P92">remove each shoe size once it is bought, and sum relevant prices and return that output. </text:p>
      <text:h text:style-name="P254" text:outline-level="1">Select All</text:h>
      <text:p text:style-name="P1"><text:span text:style-name="T24">Link</text:span><text:span text:style-name="T23">: </text:span><text:a xlink:type="simple" xlink:href="https://www.hackerrank.com/challenges/select-all-sql/problem" text:style-name="Internet_20_link" text:visited-style-name="Visited_20_Internet_20_Link"><text:span text:style-name="T23">https://www.hackerrank.com/challenges/select-all-sql/problem</text:span></text:a><text:span text:style-name="T23"> </text:span><text:span text:style-name="T1"><text:s/></text:span></text:p>
      <text:p text:style-name="P2"><text:span text:style-name="T27">Status</text:span>: Success</text:p>
      <text:p text:style-name="P43">Time Taken: 5<text:span text:style-name="T1">min</text:span></text:p>
      <text:p text:style-name="P158">Date: 14th August 2025</text:p>
      <text:p text:style-name="P43">Solution Notes: </text:p>
      <text:p text:style-name="P92">Just select all using SQL, <text:span text:style-name="T51">nothing complicated</text:span></text:p>
      <text:h text:style-name="P254" text:outline-level="1">Weather Observation Station 1</text:h>
      <text:p text:style-name="P1"><text:span text:style-name="T24">Link</text:span><text:span text:style-name="T23">: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7">Status</text:span>: Success</text:p>
      <text:p text:style-name="P43">Time Taken: 5<text:span text:style-name="T1">min</text:span></text:p>
      <text:p text:style-name="P158">Date: 14th August 2025</text:p>
      <text:p text:style-name="P43">Solution Notes: </text:p>
      <text:p text:style-name="P93">Just select the city and state from the station table using SQL. </text:p>
      <text:h text:style-name="P256" text:outline-level="1"/>
      <text:h text:style-name="P255" text:outline-level="1">Weather Observation Station <text:span text:style-name="T22">2</text:span></text:h>
      <text:p text:style-name="P1"><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2/problem</text:span></text:a><text:span text:style-name="T23"> </text:span><text:span text:style-name="T1"><text:s/></text:span></text:p>
      <text:p text:style-name="P2"><text:span text:style-name="T27">Status</text:span>: Success</text:p>
      <text:p text:style-name="P43">Time Taken: <text:span text:style-name="T29">5</text:span><text:span text:style-name="T4">min</text:span></text:p>
      <text:p text:style-name="P158">Date: 14th August 2025 </text:p>
      <text:p text:style-name="P43">Solution Notes: </text:p>
      <text:p text:style-name="P94">sum the lat and long values and output them to two decimal places, just had to research the ROUND keyword. </text:p>
      <text:h text:style-name="P254" text:outline-level="1">Population Census</text:h>
      <text:p text:style-name="P1"><text:span text:style-name="T24">Link</text:span><text:span text:style-name="T23">: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7">Status</text:span>: Success</text:p>
      <text:p text:style-name="P43">Time Taken: <text:span text:style-name="T29">20</text:span><text:span text:style-name="T4">min</text:span></text:p>
      <text:p text:style-name="P158">Date: 14th August 2025</text:p>
      <text:p text:style-name="P43">Solution Notes: </text:p>
      <text:p text:style-name="P94">firstly need to sum the city population, before perfomring a jobin using the country table on the city.country code and make sure that is Asia, need to research more about joins in SQL. </text:p>
      <text:h text:style-name="P261" text:outline-level="1"/>
      <text:h text:style-name="P255" text:outline-level="1">Two Sum</text:h>
      <text:p text:style-name="P1"><text:span text:style-name="T24">Link</text:span><text:span text:style-name="T23">: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7">Status</text:span>: Success</text:p>
      <text:p text:style-name="P43">Time Taken: <text:span text:style-name="T29">15</text:span><text:span text:style-name="T4">min</text:span></text:p>
      <text:p text:style-name="P44"><text:span text:style-name="T12">Date: 1</text:span><text:span text:style-name="T13">5</text:span><text:span text:style-name="T12">th August 2025</text:span></text:p>
      <text:p text:style-name="P43">Solution Notes: </text:p>
      <text:p text:style-name="P94">Firstly initialise an empty dictionary, to store the value and its corresponding index. </text:p>
      <text:p text:style-name="P94">Then enumerate over the array, extracting the index I and the number n. </text:p>
      <text:p text:style-name="P94">Then calculate the difference between the current target and n by doing difference = target – n </text:p>
      <text:p text:style-name="P94">Check if that value is in the dictionary, if it is return index n and the index in the dictionary. </text:p>
      <text:p text:style-name="P104">Else just add it to the dictionary (there is a sum that result in the target value, so don’t need to handle that case). </text:p>
      <text:p text:style-name="P85">Time Complexity: <text:span text:style-name="T29">O(n)</text:span> </text:p>
      <text:p text:style-name="P85">Space Complexity: <text:span text:style-name="T29">O(n)</text:span></text:p>
      <text:h text:style-name="P262" text:outline-level="1">Tuples</text:h>
      <text:p text:style-name="P202"><text:span text:style-name="T24">Link</text:span><text:span text:style-name="T23">: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7">Status</text:span>: Success</text:p>
      <text:p text:style-name="P44">Time Taken: <text:span text:style-name="T1">24min</text:span></text:p>
      <text:p text:style-name="P44"><text:span text:style-name="T12">Date: 1</text:span><text:span text:style-name="T13">5</text:span><text:span text:style-name="T12">th August 2025</text:span></text:p>
      <text:p text:style-name="P158">Solution Notes: </text:p>
      <text:p text:style-name="P95">had to change to python2 just use the hash function on the given input</text:p>
      <text:h text:style-name="P262" text:outline-level="1">Swap Case</text:h>
      <text:p text:style-name="P202"><text:span text:style-name="T24">Link</text:span><text:span text:style-name="T23">: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7">Status</text:span>: Success</text:p>
      <text:p text:style-name="P44">Time Taken: <text:span text:style-name="T1">24min</text:span></text:p>
      <text:p text:style-name="P44"><text:span text:style-name="T12">Date: 1</text:span><text:span text:style-name="T13">5</text:span><text:span text:style-name="T12">th August 2025</text:span></text:p>
      <text:p text:style-name="P158">Solution Notes: </text:p>
      <text:p text:style-name="P95">Take in string get every character check if it is upper or lowercase and then convert it to the opposite type, before appending it back to a new result string and return it, should have used swapcase() function on the input string. </text:p>
      <text:h text:style-name="P263" text:outline-level="1">List Comprehensions</text:h>
      <text:p text:style-name="P203"><text:span text:style-name="T24">Link</text:span><text:span text:style-name="T23">: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7">Status</text:span>: Success</text:p>
      <text:p text:style-name="P45">Time Taken: <text:span text:style-name="T30">10</text:span><text:span text:style-name="T4">min</text:span></text:p>
      <text:p text:style-name="P45"><text:span text:style-name="T12">Date: 1</text:span><text:span text:style-name="T13">5</text:span><text:span text:style-name="T12">th August 2025</text:span></text:p>
      <text:p text:style-name="P159">Solution Notes: </text:p>
      <text:p text:style-name="P96">it is simply just three nested for loop for x, y and z on the index of I, j, k, before checking if adding I, j, k and storing the valid permutations if it does not equal n. </text:p>
      <text:p text:style-name="P96">Had to use the following notation instead of three nested for loops: </text:p>
      <text:p text:style-name="P203">&gt;&gt;&gt; print([[x, y] for x in [1, 2, 3] for y in [4, 5, 6]])</text:p>
      <text:p text:style-name="P155">[[1, 4], [1, 5], [1, 6], [2, 4], [2, 5], [2, 6], [3, 4], [3, 5], [3, 6]]</text:p>
      <text:h text:style-name="P264" text:outline-level="1">Find Percentage</text:h>
      <text:p text:style-name="P156"><text:span text:style-name="T24">Link</text:span><text:span text:style-name="T23">: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7">Status</text:span>: Success</text:p>
      <text:p text:style-name="P46">Time Taken: <text:span text:style-name="T30">10</text:span><text:span text:style-name="T4">min</text:span></text:p>
      <text:p text:style-name="P46"><text:span text:style-name="T12">Date: 1</text:span><text:span text:style-name="T13">5</text:span><text:span text:style-name="T12">th August 2025</text:span></text:p>
      <text:p text:style-name="P160">Solution Notes: </text:p>
      <text:p text:style-name="P204">use the query name to reference the relevant students marks, before obtaining the average mark and formatting it to 2 decimal place, which I had to search up. </text:p>
      <text:h text:style-name="P264" text:outline-level="1">Nested Lists</text:h>
      <text:p text:style-name="P205"><text:span text:style-name="T24">Link</text:span><text:span text:style-name="T23">: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7">Status</text:span>: Success</text:p>
      <text:p text:style-name="P47">Time Taken: <text:span text:style-name="T31">20</text:span><text:span text:style-name="T4">min</text:span></text:p>
      <text:p text:style-name="P47"><text:span text:style-name="T12">Date: 1</text:span><text:span text:style-name="T13">5</text:span><text:span text:style-name="T12">th August 2025</text:span></text:p>
      <text:p text:style-name="P161">Solution Notes: </text:p>
      <text:p text:style-name="P154">combine the names and score into a list containning other lists with names and corresponding scores. </text:p>
      <text:p text:style-name="P154">Then create an empty set and only add the scores (this has the effect of only keeping the unique scores) done by [I][1] index, before sorting them </text:p>
      <text:p text:style-name="P154">Then the runner_up score will be at index 1, use this to loop over the combined list and appending any names with the same score to a names list, before sorting and printing it. </text:p>
      <text:h text:style-name="P265" text:outline-level="1"><text:soft-page-break/>String Split and Join</text:h>
      <text:p text:style-name="P206"><text:span text:style-name="T24">Link</text:span><text:span text:style-name="T23">: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7">Status</text:span>: Success</text:p>
      <text:p text:style-name="P48">Time Taken: <text:span text:style-name="T32">5</text:span><text:span text:style-name="T4">min</text:span></text:p>
      <text:p text:style-name="P48"><text:span text:style-name="T12">Date: 1</text:span><text:span text:style-name="T14">9</text:span><text:span text:style-name="T12">th August 2025</text:span></text:p>
      <text:p text:style-name="P162">Solution Notes: </text:p>
      <text:p text:style-name="P98">use the .join function with the “-” on the input split on the “ ”. </text:p>
      <text:h text:style-name="P265" text:outline-level="1">What's Your Name?</text:h>
      <text:p text:style-name="P206"><text:span text:style-name="T24">Link</text:span><text:span text:style-name="T23">: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7">Status</text:span>: Success</text:p>
      <text:p text:style-name="P48">Time Taken: <text:span text:style-name="T32">3</text:span><text:span text:style-name="T4">min</text:span></text:p>
      <text:p text:style-name="P48"><text:span text:style-name="T12">Date: 1</text:span><text:span text:style-name="T14">9</text:span><text:span text:style-name="T12">th August 2025</text:span></text:p>
      <text:p text:style-name="P162">Solution Notes: </text:p>
      <text:p text:style-name="P98">just use f string to print the given name variables. </text:p>
      <text:h text:style-name="P265" text:outline-level="1">Mutations</text:h>
      <text:p text:style-name="P206"><text:span text:style-name="T24">Link</text:span><text:span text:style-name="T23">: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7">Status</text:span>: Success</text:p>
      <text:p text:style-name="P48">Time Taken: <text:span text:style-name="T32">5</text:span><text:span text:style-name="T4">min</text:span></text:p>
      <text:p text:style-name="P48"><text:span text:style-name="T12">Date: 1</text:span><text:span text:style-name="T14">9</text:span><text:span text:style-name="T12">th August 2025</text:span></text:p>
      <text:p text:style-name="P162">Solution Notes: </text:p>
      <text:p text:style-name="P98">Either convert the string into a list using the list() turning the string into [“a”, “b”, … “n”]. </text:p>
      <text:p text:style-name="P98">Then update the character at the given position variable accessed like [position] with the new character variable. </text:p>
      <text:p text:style-name="P98">Before joining this list back into a string using “”.join(l)</text:p>
      <text:p text:style-name="P9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8">had to write the input, desired output and my output into a text document to see where my code was going wrong. </text:p>
      <text:p text:style-name="P97"/>
      <text:h text:style-name="P257" text:outline-level="1"><text:soft-page-break/>Revising the Select Query I</text:h>
      <text:p text:style-name="P207"><text:span text:style-name="T24">Link</text:span><text:span text:style-name="T23">: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7">Status</text:span>: Success</text:p>
      <text:p text:style-name="P49">Time Taken: <text:span text:style-name="T33">5</text:span><text:span text:style-name="T4">min</text:span></text:p>
      <text:p text:style-name="P163">Date: <text:span text:style-name="T53">19th</text:span> August 2025</text:p>
      <text:p text:style-name="P49">Solution Notes: </text:p>
      <text:p text:style-name="P99">just use a basic select statement with a where and a AND statement to get results greater than population number and only in the USA. </text:p>
      <text:h text:style-name="P257" text:outline-level="1">Revising the Select Query <text:span text:style-name="T53">2</text:span></text:h>
      <text:p text:style-name="P207"><text:span text:style-name="T24">Link</text:span><text:span text:style-name="T23">: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7">Status</text:span>: Success</text:p>
      <text:p text:style-name="P49">Time Taken: <text:span text:style-name="T33">5</text:span><text:span text:style-name="T4">min</text:span></text:p>
      <text:p text:style-name="P163">Date: <text:span text:style-name="T53">19th</text:span> August 2025</text:p>
      <text:p text:style-name="P49">Solution Notes: </text:p>
      <text:p text:style-name="P99">Same as select query 1 just only get the city this time. </text:p>
      <text:h text:style-name="P257" text:outline-level="1">Select By ID</text:h>
      <text:p text:style-name="P207"><text:span text:style-name="T24">Link</text:span><text:span text:style-name="T23">: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7">Status</text:span>: Success</text:p>
      <text:p text:style-name="P49">Time Taken: <text:span text:style-name="T33">5</text:span><text:span text:style-name="T4">min</text:span></text:p>
      <text:p text:style-name="P163">Date: <text:span text:style-name="T53">19th</text:span> August 2025</text:p>
      <text:p text:style-name="P49">Solution Notes: </text:p>
      <text:p text:style-name="P99">Just select the city based on ID. </text:p>
      <text:h text:style-name="P258" text:outline-level="1">Japanese Cities' Attributes</text:h>
      <text:p text:style-name="P208"><text:span text:style-name="T24">Link</text:span><text:span text:style-name="T23">: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7">Status</text:span>: Success</text:p>
      <text:p text:style-name="P50">Time Taken: <text:span text:style-name="T33">5</text:span><text:span text:style-name="T4">min</text:span></text:p>
      <text:p text:style-name="P164">Date: <text:span text:style-name="T53">19th</text:span> August 2025</text:p>
      <text:p text:style-name="P50">Solution Notes: </text:p>
      <text:p text:style-name="P211"><text:span text:style-name="T33">Just select the </text:span><text:span text:style-name="T34">information</text:span><text:span text:style-name="T33"> based on </text:span><text:span text:style-name="T35">country Japan </text:span></text:p>
      <text:h text:style-name="Heading_20_1" text:outline-level="1">Japanese Cities' Names</text:h>
      <text:p text:style-name="P211"><text:span text:style-name="T24">Link</text:span><text:span text:style-name="T23">: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7">Status</text:span>: Success</text:p>
      <text:p text:style-name="P51">Time Taken: <text:span text:style-name="T33">5</text:span><text:span text:style-name="T4">min</text:span></text:p>
      <text:p text:style-name="P165">Date: <text:span text:style-name="T53">19th</text:span> August 2025</text:p>
      <text:p text:style-name="P51">Solution Notes: </text:p>
      <text:p text:style-name="P211"><text:span text:style-name="T33">Just select the </text:span><text:span text:style-name="T34">city</text:span><text:span text:style-name="T33"> </text:span><text:span text:style-name="T34">information</text:span><text:span text:style-name="T33"> based on </text:span><text:span text:style-name="T35">country Japan </text:span></text:p>
      <text:h text:style-name="Heading_20_1" text:outline-level="1">Weather Observation Station <text:span text:style-name="T54">3</text:span></text:h>
      <text:p text:style-name="P211"><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5">3</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0"><text:span text:style-name="T27">Status</text:span>: Success</text:p>
      <text:p text:style-name="P51">Time Taken: <text:span text:style-name="T29">5</text:span><text:span text:style-name="T4">min</text:span></text:p>
      <text:p text:style-name="P165">Date: <text:span text:style-name="T54">19th</text:span> August 2025 </text:p>
      <text:p text:style-name="P51">Solution Notes: </text:p>
      <text:p text:style-name="P100">select all distinct cities from the station where the id is divisible by 2 had google how to do mod in sql. </text:p>
      <text:h text:style-name="P266" text:outline-level="1">Weather Observation Station <text:span text:style-name="T55">4</text:span></text:h>
      <text:p text:style-name="P209"><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6">4</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1"><text:span text:style-name="T27">Status</text:span>: Success</text:p>
      <text:p text:style-name="P52">Time Taken: <text:span text:style-name="T29">5</text:span><text:span text:style-name="T4">min</text:span></text:p>
      <text:p text:style-name="P166">Date: <text:span text:style-name="T54">19th</text:span> August 2025 </text:p>
      <text:p text:style-name="P52">Solution Notes: </text:p>
      <text:p text:style-name="P101">needed to return the unique number of cites, so used the total count of cities subtracted from the total number of distinct cites. </text:p>
      <text:h text:style-name="P266" text:outline-level="1"><text:soft-page-break/>Weather Observation Station <text:span text:style-name="T55">5</text:span></text:h>
      <text:p text:style-name="P209"><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6">5</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1"><text:span text:style-name="T27">Status</text:span>: Success</text:p>
      <text:p text:style-name="P52">Time Taken: <text:span text:style-name="T29">5</text:span><text:span text:style-name="T4">min</text:span></text:p>
      <text:p text:style-name="P166">Date: <text:span text:style-name="T54">19th</text:span> August 2025 </text:p>
      <text:p text:style-name="P52">Solution Notes: </text:p>
      <text:p text:style-name="P102">goal needed to find two cities with the shortest and longest name (if there are two cities with the same length name return it in alphabetical order) returning the city name and length of the city. </text:p>
      <text:p text:style-name="P102">so firstly find the length of the cities as city_length from the station order by the city_length ascending <text:span text:style-name="T56">(alphabetically) and then do the same for, but with desc (reverse alphabetical order)</text:span></text:p>
      <text:p text:style-name="P103">Limit both of these outputs to 1, as specified in the question. </text:p>
      <text:h text:style-name="P259" text:outline-level="1"/>
      <text:h text:style-name="P267" text:outline-level="1">Valid Anagram</text:h>
      <text:p text:style-name="P210"><text:span text:style-name="T24">Link</text:span><text:span text:style-name="T23">: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7">Status</text:span>: Success</text:p>
      <text:p text:style-name="P53">Time Taken: <text:span text:style-name="T29">5</text:span><text:span text:style-name="T4">min</text:span></text:p>
      <text:p text:style-name="P167">Date: <text:span text:style-name="T57">20</text:span><text:span text:style-name="T54">th</text:span> August 2025 </text:p>
      <text:p text:style-name="P53">Solution Notes: </text:p>
      <text:p text:style-name="P103">Solution 1: </text:p>
      <text:p text:style-name="P103">Sort both the strings, compare them if they match return true otherwise return false, because an anagram will have the same letters </text:p>
      <text:p text:style-name="P85">Time Complexity: <text:span text:style-name="T29">O(n </text:span><text:span text:style-name="T36">log n</text:span><text:span text:style-name="T29">)</text:span> </text:p>
      <text:p text:style-name="P85">Space Complexity: <text:span text:style-name="T29">O(n) </text:span><text:span text:style-name="T36">or O(1) depending on sorting algorithm used </text:span></text:p>
      <text:p text:style-name="P105">Solution 2: </text:p>
      <text:p text:style-name="P105">Check if string lengths are equal, if they are not return false, otherwise Create two dictionaries, which will store the letter and its frequency occurred for both strings, then compare them if they match return true, else return false. </text:p>
      <text:p text:style-name="P107">Improvements to this solution would be to write hash_map[s[i]] = 1 + hash_map.get(s[i], 0) (basically if it exists already add 1 to the counter, other wise add a zero before adding 1)</text:p>
      <text:p text:style-name="P107">instead of </text:p>
      <text:p text:style-name="P214"><text:span text:style-name="T58">if</text:span> char <text:span text:style-name="T60">in</text:span> freq_hashmap1: </text:p>
      <text:p text:style-name="P213">freq_hashmap1[char] += <text:span text:style-name="T61">1</text:span></text:p>
      <text:p text:style-name="P213"><text:span text:style-name="T58">else</text:span>: </text:p>
      <text:p text:style-name="P153"><text:span text:style-name="T59">freq_hashmap1[char] = </text:span><text:span text:style-name="T62">1</text:span><text:span text:style-name="T59"> </text:span></text:p>
      <text:p text:style-name="P215"/>
      <text:p text:style-name="P108">This can be done for both hashmaps in one for loop instead of two because the length of the strings are guaranteed to be the same at this point. </text:p>
      <text:p text:style-name="P109">Then in another for loop you compare to see if each character from hashmap_a matches hashmap_b in using the code if hashmap_a[character] != hashmap_b.get(character, 0) return false, otherwise it return true meaning they are anagrams. </text:p>
      <text:p text:style-name="P87">Time Complexity: <text:span text:style-name="T29">O(n)</text:span> </text:p>
      <text:p text:style-name="P86">Space Complexity:<text:span text:style-name="T29"> </text:span><text:span text:style-name="T36">O(1) </text:span></text:p>
      <text:h text:style-name="P268" text:outline-level="1">Contains Duplicate</text:h>
      <text:p text:style-name="P212"><text:span text:style-name="T24">Link</text:span><text:span text:style-name="T23">: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7">Status</text:span>: Success</text:p>
      <text:p text:style-name="P54">Time Taken: <text:span text:style-name="T29">5</text:span><text:span text:style-name="T4">min</text:span></text:p>
      <text:p text:style-name="P168">Date: <text:span text:style-name="T57">20</text:span><text:span text:style-name="T54">th</text:span> August 2025 </text:p>
      <text:p text:style-name="P54">Solution Notes: </text:p>
      <text:p text:style-name="P105">create a set to store unique values then iterate over the list if the current value is in the set return true, otherwise add it to the set, until the end of the array, if all elements are unique it will return false. </text:p>
      <text:p text:style-name="P105">This is better than another approach, which would be O(n^2) of checking the value at index I and comparing it to the rest of the array, to see if any duplicates are found. </text:p>
      <text:p text:style-name="P86">Time Complexity: <text:span text:style-name="T29">O(n)</text:span> </text:p>
      <text:p text:style-name="P218"><text:span text:style-name="T28">Space Complexity: </text:span><text:span text:style-name="T36">O(n) </text:span></text:p>
      <text:h text:style-name="Heading_20_1" text:outline-level="1">Text Alignment</text:h>
      <text:p text:style-name="P217"><text:span text:style-name="T24">Link</text:span><text:span text:style-name="T23">: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7">Status</text:span>: Success</text:p>
      <text:p text:style-name="P55">Time Taken: <text:span text:style-name="T29">5</text:span><text:span text:style-name="T4">min</text:span></text:p>
      <text:p text:style-name="P169">Date: <text:span text:style-name="T57">2</text:span><text:span text:style-name="T63">5</text:span><text:span text:style-name="T54">th</text:span> August 2025 </text:p>
      <text:p text:style-name="P55">Solution Notes: </text:p>
      <text:p text:style-name="P110">Use ljust, .center and rjust to correctly fill out the predefined code to print out the symbol. </text:p>
      <text:h text:style-name="P269" text:outline-level="1">Find a string </text:h>
      <text:p text:style-name="P217"><text:span text:style-name="T24">Link</text:span><text:span text:style-name="T23">: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7">Status</text:span>: Success</text:p>
      <text:p text:style-name="P55">Time Taken: <text:span text:style-name="T29">5</text:span><text:span text:style-name="T4">min</text:span></text:p>
      <text:p text:style-name="P169">Date: <text:span text:style-name="T57">2</text:span><text:span text:style-name="T63">5</text:span><text:span text:style-name="T54">th</text:span> August 2025 </text:p>
      <text:p text:style-name="P55">Solution Notes: </text:p>
      <text:p text:style-name="P110">start a count after receiving a string and the desired sub string to find the number of times that substring appears. </text:p>
      <text:p text:style-name="P110">So loop for the length of the string, and checking if string I: startswith the sub_string increment a count, before returning it. </text:p>
      <text:p text:style-name="P106"/>
      <text:h text:style-name="P270" text:outline-level="1"><text:soft-page-break/>String Validators</text:h>
      <text:p text:style-name="P219"><text:span text:style-name="T24">Link</text:span><text:span text:style-name="T23">: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7">Status</text:span>: Success</text:p>
      <text:p text:style-name="P56">Time Taken: <text:span text:style-name="T29">5</text:span><text:span text:style-name="T4">min</text:span></text:p>
      <text:p text:style-name="P170">Date: <text:span text:style-name="T57">2</text:span><text:span text:style-name="T63">5</text:span><text:span text:style-name="T54">th</text:span> August 2025 </text:p>
      <text:p text:style-name="P56">Solution Notes: </text:p>
      <text:p text:style-name="P111">basically return true or false if any of the string characters are either alphanumeric, alphabetic, digits, uppercase, lowercase </text:p>
      <text:p text:style-name="P111">this is done by assigning a variable using the command any(c.condition for c in s)</text:p>
      <text:h text:style-name="P270" text:outline-level="1">Text Wrap</text:h>
      <text:p text:style-name="P219"><text:span text:style-name="T24">Link</text:span><text:span text:style-name="T23">: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7">Status</text:span>: Success</text:p>
      <text:p text:style-name="P56">Time Taken: <text:span text:style-name="T29">5</text:span><text:span text:style-name="T4">min</text:span></text:p>
      <text:p text:style-name="P170">Date: <text:span text:style-name="T57">2</text:span><text:span text:style-name="T63">5</text:span><text:span text:style-name="T54">th</text:span> August 2025 </text:p>
      <text:p text:style-name="P56">Solution Notes: </text:p>
      <text:p text:style-name="P111">given string output across new lines in chunks of a specified length. </text:p>
      <text:p text:style-name="P111">To do this loop of over the string from 0 to the string at the increment given, before appending that new string from I:i + max width + a new line and then printing it out. </text:p>
      <text:h text:style-name="P271" text:outline-level="1">Designer Door Mat</text:h>
      <text:p text:style-name="P220"><text:span text:style-name="T24">Link</text:span><text:span text:style-name="T23">:</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7">Status</text:span>: Success</text:p>
      <text:p text:style-name="P57">Time Taken: <text:span text:style-name="T29">5</text:span><text:span text:style-name="T4">min</text:span></text:p>
      <text:p text:style-name="P171">Date: <text:span text:style-name="T57">2</text:span><text:span text:style-name="T63">5</text:span><text:span text:style-name="T54">th</text:span> August 2025 </text:p>
      <text:p text:style-name="P57">Solution Notes: </text:p>
      <text:p text:style-name="P112">given a n by m map print a pattern with welcome in the center using with for the top you loop through the value of n, in increments of 2 wrtiing .|. before having ---- on either side with the bottom being this code reversed so you count down from N </text:p>
      <text:h text:style-name="P272" text:outline-level="1">String Formatting</text:h>
      <text:p text:style-name="P220"><text:span text:style-name="T24">Link</text:span><text:span text:style-name="T23">:</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7">Status</text:span>: Success</text:p>
      <text:p text:style-name="P57">Time Taken: <text:span text:style-name="T29">5</text:span><text:span text:style-name="T4">min</text:span></text:p>
      <text:p text:style-name="P171">Date: <text:span text:style-name="T57">2</text:span><text:span text:style-name="T63">5</text:span><text:span text:style-name="T54">th</text:span> August 2025 </text:p>
      <text:p text:style-name="P57">Solution Notes: </text:p>
      <text:p text:style-name="P112">given an integer n starting from one output itself, binary, octal and hex values, with some special formating using rjust and the width of the length of the binary number output. </text:p>
      <text:p text:style-name="P113">With the [2:] being used to get rid of the 0x output to the binary and hex outputs. </text:p>
      <text:h text:style-name="Heading_20_1" text:outline-level="1">Capitalize!</text:h>
      <text:p text:style-name="P221"><text:span text:style-name="T24">Link</text:span><text:span text:style-name="T23">:</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7">Status</text:span>: Success</text:p>
      <text:p text:style-name="P58">Time Taken: <text:span text:style-name="T29">5</text:span><text:span text:style-name="T4">min</text:span></text:p>
      <text:p text:style-name="P172">Date: <text:span text:style-name="T57">2</text:span><text:span text:style-name="T63">5</text:span><text:span text:style-name="T54">th</text:span> August 2025 </text:p>
      <text:p text:style-name="P58">Solution Notes: </text:p>
      <text:p text:style-name="P114">given a string capitalize the first letter of it. </text:p>
      <text:p text:style-name="P114">Split the string on spaces </text:p>
      <text:p text:style-name="P114">loop through words using the .capitalize() to capitalize the first letter plus adding the space back again and appending it to a result variable and return it. </text:p>
      <text:h text:style-name="P273" text:outline-level="1">Alphabet Rangoli</text:h>
      <text:p text:style-name="P216"><text:span text:style-name="T24">Link</text:span><text:span text:style-name="T23">:</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7">Status</text:span>: Success</text:p>
      <text:p text:style-name="P59">Time Taken: <text:span text:style-name="T37">1</text:span><text:span text:style-name="T29">5</text:span><text:span text:style-name="T4">min</text:span></text:p>
      <text:p text:style-name="P173">Date: <text:span text:style-name="T57">2</text:span><text:span text:style-name="T63">5</text:span><text:span text:style-name="T54">th</text:span> August 2025 </text:p>
      <text:p text:style-name="P59">Solution Notes: </text:p>
      <text:p text:style-name="P115">firstly each line will contain some varience of N letters so 3 the max would equal c b a b c, with the middle letter being the starting letter, with the top and bottom being c then the next row would be c b c </text:p>
      <text:p text:style-name="P115">these letters are separated by dashes but the width is 4 * N – 3 so <text:s/></text:p>
      <text:p text:style-name="P115">so the left side will be from the current letter counting down to a and the right sice count from a backup to the current letter. This is combined together by dashes. </text:p>
      <text:h text:style-name="P274" text:outline-level="1">The Minion Game</text:h>
      <text:p text:style-name="P216"><text:span text:style-name="T24">Link</text:span><text:span text:style-name="T23">:</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7">Status</text:span>: Success</text:p>
      <text:p text:style-name="P59">Time Taken: <text:span text:style-name="T37">1</text:span><text:span text:style-name="T29">5</text:span><text:span text:style-name="T4">min</text:span></text:p>
      <text:p text:style-name="P173">Date: <text:span text:style-name="T57">2</text:span><text:span text:style-name="T63">5</text:span><text:span text:style-name="T54">th</text:span> August 2025 </text:p>
      <text:p text:style-name="P59">Solution Notes: </text:p>
      <text:p text:style-name="P115">based on substrings count how many times it occurs in the og string adding a point for each time it occurs, for kevin or stuart depending on if it starts with a vowel or not. </text:p>
      <text:p text:style-name="P115">Firstly initalise the score tracking variables the vowels. </text:p>
      <text:p text:style-name="P116">Loop through the string if string[i] is one of the vowels <text:span text:style-name="T64">add a score to the relevant user </text:span></text:p>
      <text:p text:style-name="P117">to add a score to len(string) – I, <text:span text:style-name="T65">which effectively if the first substring begins with B, for Banana all sub strings are 6, effectively adding this to the total score for other characters </text:span></text:p>
      <text:p text:style-name="P118">then just return the higher score or if they are same return draw. </text:p>
      <text:h text:style-name="Heading_20_1" text:outline-level="1">Merge the Tools!</text:h>
      <text:p text:style-name="P222"><text:span text:style-name="T24">Link</text:span><text:span text:style-name="T23">:</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7">Status</text:span>: Success</text:p>
      <text:p text:style-name="P60">Time Taken: <text:span text:style-name="T38">2</text:span><text:span text:style-name="T29">5</text:span><text:span text:style-name="T4">min</text:span></text:p>
      <text:p text:style-name="P174">Date: <text:span text:style-name="T57">2</text:span><text:span text:style-name="T63">5</text:span><text:span text:style-name="T54">th</text:span> August 2025 </text:p>
      <text:p text:style-name="P60">Solution Notes: </text:p>
      <text:p text:style-name="P118">given a string and a factor of the length of the string return the unique characters in their substrings. </text:p>
      <text:p text:style-name="P118">V1 approach: </text:p>
      <text:p text:style-name="P118">create a substrings array </text:p>
      <text:p text:style-name="P118">loop for the string appending each substring to that array based on the input value k (factor value) </text:p>
      <text:p text:style-name="P118">then loop over each char in each string (creating a unique char list) of the substring </text:p>
      <text:p text:style-name="P118">for each char in the string if it is not in the unique char list appending it </text:p>
      <text:p text:style-name="P118">then print the unique_chars out using “”.join(unique_chars)</text:p>
      <text:p text:style-name="P118">V2 approach</text:p>
      <text:p text:style-name="P118">loop through the string for every iteration create a unique chars array and inner loop which loops over the substrings created upon each iteration check if each char is not in the unique_chars append the char before returning it the same way as V1. </text:p>
      <text:h text:style-name="P275" text:outline-level="1">Group Anagrams </text:h>
      <text:p text:style-name="P223"><text:span text:style-name="T24">Link</text:span><text:span text:style-name="T23">:</text:span><text:a xlink:type="simple" xlink:href="https://leetcode.com/problems/group-anagrams/" text:style-name="Internet_20_link" text:visited-style-name="Visited_20_Internet_20_Link"><text:span text:style-name="T23">https://leetcode.com/problems/group-anagrams/</text:span></text:a><text:span text:style-name="T23"> </text:span></text:p>
      <text:p text:style-name="P20"><text:span text:style-name="T27">Status</text:span>: Success After googling</text:p>
      <text:p text:style-name="P61">Time Taken: <text:span text:style-name="T5">40+ min</text:span></text:p>
      <text:p text:style-name="P175">Date: <text:span text:style-name="T57">2</text:span><text:span text:style-name="T54">8h</text:span> August 2025 </text:p>
      <text:p text:style-name="P61">Solution Notes: </text:p>
      <text:p text:style-name="P88">Failed Attempt: </text:p>
      <text:p text:style-name="P121">My thought process was that there are two main ways to check if two words are anagrams:</text:p>
      <text:list xml:id="list3995477834" text:style-name="L1">
        <text:list-item>
          <text:p text:style-name="P307">Sort both words – if the sorted versions are identical, they’re anagrams.</text:p>
        </text:list-item>
        <text:list-item>
          <text:p text:style-name="P307">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21">To summarise I had the write ideas about sorting the anagrams but I stored them in the hash map incorrectly </text:p>
      <text:p text:style-name="P121">here are the comments written in the source code: </text:p>
      <text:p text:style-name="P119"><text:s/># after having a hashmap of original words to sorted strings </text:p>
      <text:p text:style-name="P119"><text:s text:c="4"/># i wanted to get all words which had the same value </text:p>
      <text:p text:style-name="P119"><text:s text:c="4"/># append all matching words into a list if there were no matching words append it to a list on its own </text:p>
      <text:p text:style-name="P119"><text:s text:c="4"/># append that to the res list and retulrn it</text:p>
      <text:p text:style-name="P90">V<text:span text:style-name="T66">1</text:span> approach: O(m * n log n) n log n for the sorting alg, but since strings &lt;= 100 and the length of the whole array is &lt;= 10^4 this is faster</text:p>
      <text:p text:style-name="P122">initialise empty hashmap </text:p>
      <text:p text:style-name="P122">loop for word in the strs </text:p>
      <text:p text:style-name="P122">created a sorted word by “”.join(sorted(word)) because sorted returns a list </text:p>
      <text:p text:style-name="P122">if that sorted word is not in the hashmap </text:p>
      <text:p text:style-name="P122">create an key with an empty value using that sorted word, </text:p>
      <text:p text:style-name="P122">then append the original word to that key. </text:p>
      <text:p text:style-name="P122">Return the values of the hashmap converted to a list </text:p>
      <text:p text:style-name="P120"/>
      <text:p text:style-name="P89">V<text:span text:style-name="T66">2</text:span> approach: this is O(m * n) where m is the size of the <text:span text:style-name="T66">array and n is the average length of the words</text:span>, but it is not as efficient as the other solution because the words do not get big enough. </text:p>
      <text:p text:style-name="P121">intialise empty hashmap sorted word : list of matching words (anagrams) if it is on its own (not an anagram) it will be in its own nested list. </text:p>
      <text:p text:style-name="P121">loop thorough each word in the strs array </text:p>
      <text:p text:style-name="P121">create a count (which will be the key for hashmap) which is 26 long array of 0 (because it is the lowercase alphabet only) </text:p>
      <text:p text:style-name="P121">loop through each character in the word </text:p>
      <text:p text:style-name="Text_20_body"><text:span text:style-name="T39">now increment the count at the index of that letter by doing [ord(char) – ord("a")] so if it is a and its ASCII value = 61 – </text:span><text:span text:style-name="T40">61 = index 0 for b = 62 – 61 = index 1 and so on</text:span></text:p>
      <text:p text:style-name="P122">this count array is then used as the key for each word, now append the original word, if this is the first time this sequence of characters have been encountered create an the hashmap with an empty list then append the word to the list to avoid error. </text:p>
      <text:p text:style-name="P123">Return the values of the hashmap converted to a list</text:p>
      <text:h text:style-name="Heading_20_1" text:outline-level="1" text:is-list-header="true">itertools.product()</text:h>
      <text:p text:style-name="P224"><text:span text:style-name="T24">Link</text:span><text:span text:style-name="T23">:</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7">Status</text:span>: Success</text:p>
      <text:p text:style-name="P62">Time Taken: <text:span text:style-name="T29">5</text:span><text:span text:style-name="T4">min</text:span></text:p>
      <text:p text:style-name="P176">Date: <text:span text:style-name="T67">8</text:span><text:span text:style-name="T54">th</text:span> <text:span text:style-name="T67">September</text:span> 2025 </text:p>
      <text:p text:style-name="P62">Solution Notes: </text:p>
      <text:p text:style-name="P124">just use the product itertools function in python, the hard part was getting the input by converting to a int map. </text:p>
      <text:h text:style-name="P276" text:outline-level="1" text:is-list-header="true">itertools.permutations(<text:span text:style-name="T67">)</text:span></text:h>
      <text:p text:style-name="P224"><text:span text:style-name="T24">Link</text:span><text:span text:style-name="T23">:</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7">Status</text:span>: Success</text:p>
      <text:p text:style-name="P62">Time Taken: <text:span text:style-name="T29">5</text:span><text:span text:style-name="T4">min</text:span></text:p>
      <text:p text:style-name="P176">Date: <text:span text:style-name="T67">8</text:span><text:span text:style-name="T54">th</text:span> <text:span text:style-name="T67">September</text:span> 2025 </text:p>
      <text:p text:style-name="P62">Solution Notes: </text:p>
      <text:p text:style-name="P124">use the permutation funciton, the harder part was creating a string that matches the desired output by using join on a new line with now space. </text:p>
      <text:h text:style-name="P277" text:outline-level="1" text:is-list-header="true">itertools.<text:span text:style-name="T67">combinations</text:span>(<text:span text:style-name="T67">)</text:span></text:h>
      <text:p text:style-name="P224"><text:span text:style-name="T24">Link</text:span><text:span text:style-name="T23">:</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7">Status</text:span>: Success</text:p>
      <text:p text:style-name="P62">Time Taken: <text:span text:style-name="T29">5</text:span><text:span text:style-name="T4">min</text:span></text:p>
      <text:p text:style-name="P176">Date: <text:span text:style-name="T67">8</text:span><text:span text:style-name="T54">th</text:span> <text:span text:style-name="T67">September</text:span> 2025 </text:p>
      <text:p text:style-name="P62">Solution Notes: </text:p>
      <text:p text:style-name="P12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24"><text:span text:style-name="T24">Link</text:span><text:span text:style-name="T23">:</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7">Status</text:span>: Success</text:p>
      <text:p text:style-name="P62">Time Taken: <text:span text:style-name="T29">5</text:span><text:span text:style-name="T4">min</text:span></text:p>
      <text:p text:style-name="P176">Date: <text:span text:style-name="T67">8</text:span><text:span text:style-name="T54">th</text:span> <text:span text:style-name="T67">September</text:span> 2025 </text:p>
      <text:p text:style-name="P62">Solution Notes: </text:p>
      <text:p text:style-name="P124">use the desired function to get the resunt before using the join function to get it into <text:span text:style-name="T68">the desired format. </text:span></text:p>
      <text:h text:style-name="P278" text:outline-level="1">Compress the String!</text:h>
      <text:p text:style-name="P225"><text:span text:style-name="T24">Link</text:span><text:span text:style-name="T23">:</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7">Status</text:span>: Success</text:p>
      <text:p text:style-name="P63">Time Taken: <text:span text:style-name="T41">1</text:span><text:span text:style-name="T29">5</text:span><text:span text:style-name="T4">min</text:span></text:p>
      <text:p text:style-name="P177">Date: <text:span text:style-name="T67">8</text:span><text:span text:style-name="T54">th</text:span> <text:span text:style-name="T67">September</text:span> 2025 </text:p>
      <text:p text:style-name="P63">Solution Notes: </text:p>
      <text:p text:style-name="P126">goal output the number of consecutive characters and corresponding characters, in a specified format. </text:p>
      <text:p text:style-name="P126">Have an empty res string, </text:p>
      <text:p text:style-name="P126">loop through the value and freq in itertools group by string </text:p>
      <text:p text:style-name="P126">add to the res the len of the list of freq and then the corresponding value. </text:p>
      <text:p text:style-name="P126"/>
      <text:p text:style-name="P125"/>
      <text:p text:style-name="P118"/>
      <text:h text:style-name="P279" text:outline-level="1"><text:soft-page-break/>Encode &amp; Decode String</text:h>
      <text:p text:style-name="P226"><text:span text:style-name="T24">Link</text:span><text:span text:style-name="T23">:</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7">Status</text:span>: Success</text:p>
      <text:p text:style-name="P64">Time Taken: <text:span text:style-name="T42">30</text:span><text:span text:style-name="T4">min</text:span></text:p>
      <text:p text:style-name="P178">Date: <text:span text:style-name="T67">8</text:span><text:span text:style-name="T54">th</text:span> <text:span text:style-name="T67">September</text:span> 2025 </text:p>
      <text:p text:style-name="P64">Solution Notes: </text:p>
      <text:p text:style-name="P127">firstly the best way to encode is len of word secret character, which is easy by taking every word and appending the length and key to the word into one string. </text:p>
      <text:p text:style-name="P127">Then we need to convert it back to the original input. </text:p>
      <text:p text:style-name="P12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27">However this doesn’t work if the length of the word is &gt; 9 <text:span text:style-name="T69">doesn’t get the full length, this works by creating a different pointer j = I – 1, and decrementing backwards as long as it is a digit, and then the word length is an int from j + 1 to I, before doing the same operations as above. </text:span></text:p>
      <text:h text:style-name="P280" text:outline-level="1">Maximise It</text:h>
      <text:p text:style-name="P227"><text:span text:style-name="T24">Link</text:span><text:span text:style-name="T23">:</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7">Status</text:span>: Success</text:p>
      <text:p text:style-name="P65">Time Taken: <text:span text:style-name="T43">45</text:span><text:span text:style-name="T4">min</text:span></text:p>
      <text:p text:style-name="P179">Date: <text:span text:style-name="T70">17</text:span><text:span text:style-name="T54">th</text:span> <text:span text:style-name="T67">September</text:span> 2025 </text:p>
      <text:p text:style-name="P65">Solution Notes: </text:p>
      <text:p text:style-name="P128">given a modulo number, and some lists, choose one element from each list square and sum those elements before dividing them by modulo and return the maximum number. </text:p>
      <text:p text:style-name="P128">Firstly need to get K (number of lines coming after in input) and M (modulo number) using map to int on input split </text:p>
      <text:p text:style-name="P128">then need to loop through the next K lines, and access the rows after the first element because the length of the list is irrelevant because we are going through each element anyway. </text:p>
      <text:p text:style-name="P128">Then square each number so we don’t have to do it later, can be done using a lambda statement such as: nums.append(map(lambda x: x ** 2, row)) or by a nested for loop. </text:p>
      <text:p text:style-name="P128">Then using the itertools product to get all possible relevant combinations with one element from each list. </text:p>
      <text:p text:style-name="P128">Then go through all of these combos summing them together before finding the Modulo M and append it a sums array. </text:p>
      <text:p text:style-name="P128">Print the max of that array. </text:p>
      <text:p text:style-name="P128"><text:soft-page-break/>The last two steps can be done in one line but I think it is unreadable when compared to other solutions: print(max(map(lambda x: sum(x) % M, product(*nums))))</text:p>
      <text:h text:style-name="P281" text:outline-level="1" text:is-list-header="true">Find Angle MBC</text:h>
      <text:p text:style-name="P228"><text:span text:style-name="T24">Link</text:span><text:span text:style-name="T23">:</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7">Status</text:span>: Success</text:p>
      <text:p text:style-name="P66">Time Taken: <text:span text:style-name="T43">5</text:span><text:span text:style-name="T4">min</text:span></text:p>
      <text:p text:style-name="P180">Date: <text:span text:style-name="T70">1</text:span><text:span text:style-name="T71">9</text:span><text:span text:style-name="T54">th</text:span> <text:span text:style-name="T67">September</text:span> 2025 </text:p>
      <text:p text:style-name="P66">Solution Notes: </text:p>
      <text:p text:style-name="P130">just use the relevant atan2 functions, and find the unicode for the degree symbol</text:p>
      <text:h text:style-name="P281" text:outline-level="1" text:is-list-header="true">Mod Divmod</text:h>
      <text:p text:style-name="P230"><text:span text:style-name="T24">Link</text:span><text:span text:style-name="T23">:</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7">Status</text:span>: Success</text:p>
      <text:p text:style-name="P67">Time Taken: <text:span text:style-name="T43">5</text:span><text:span text:style-name="T4">min</text:span></text:p>
      <text:p text:style-name="P180">Date: <text:span text:style-name="T70">1</text:span><text:span text:style-name="T71">9</text:span><text:span text:style-name="T54">th</text:span> <text:span text:style-name="T67">September</text:span> 2025 </text:p>
      <text:p text:style-name="P67">Solution Notes: </text:p>
      <text:p text:style-name="P131">just use the <text:span text:style-name="T71">divmod function, and then use [0] and [1] to get the correct output. </text:span></text:p>
      <text:h text:style-name="P282" text:outline-level="1" text:is-list-header="true">Power - Mod Power</text:h>
      <text:p text:style-name="P230"><text:span text:style-name="T24">Link</text:span><text:span text:style-name="T23">:</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7">Status</text:span>: Success</text:p>
      <text:p text:style-name="P67">Time Taken: <text:span text:style-name="T43">5</text:span><text:span text:style-name="T4">min</text:span></text:p>
      <text:p text:style-name="P180">Date: <text:span text:style-name="T70">1</text:span><text:span text:style-name="T71">9</text:span><text:span text:style-name="T54">th</text:span> <text:span text:style-name="T67">September</text:span> 2025 </text:p>
      <text:p text:style-name="P67">Solution Notes: </text:p>
      <text:p text:style-name="P132">just the the pow function, with the extra, m parameter. To get the relevant results. </text:p>
      <text:h text:style-name="Heading_20_1" text:outline-level="1">Integers Come In All Sizes</text:h>
      <text:p text:style-name="P230"><text:span text:style-name="T24">Link</text:span><text:span text:style-name="T23">:</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7">Status</text:span>: Success</text:p>
      <text:p text:style-name="P67">Time Taken: <text:span text:style-name="T43">5</text:span><text:span text:style-name="T4">min</text:span></text:p>
      <text:p text:style-name="P180">Date: <text:span text:style-name="T70">1</text:span><text:span text:style-name="T71">9</text:span><text:span text:style-name="T54">th</text:span> <text:span text:style-name="T67">September</text:span> 2025 </text:p>
      <text:p text:style-name="P67">Solution Notes: </text:p>
      <text:p text:style-name="P132">just take the pow of the inputs and add them together to get a^b + c^d</text:p>
      <text:h text:style-name="P283" text:outline-level="1">Triangle Quest</text:h>
      <text:p text:style-name="P229"><text:span text:style-name="T24">Link</text:span><text:span text:style-name="T23">:</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7">Status</text:span>: Success</text:p>
      <text:p text:style-name="P68">Time Taken: <text:span text:style-name="T43">5</text:span><text:span text:style-name="T4">min</text:span></text:p>
      <text:p text:style-name="P181">Date: <text:span text:style-name="T70">1</text:span><text:span text:style-name="T71">9</text:span><text:span text:style-name="T54">th</text:span> <text:span text:style-name="T67">September</text:span> 2025 </text:p>
      <text:p text:style-name="P68">Solution Notes: </text:p>
      <text:p text:style-name="P133">use the formula (100**2 // 9) * 2 replacing 2 with I as specified by n, to print the results without having to use strings or other loops. </text:p>
      <text:h text:style-name="P284" text:outline-level="1">Triangle Quest <text:span text:style-name="T72">2</text:span></text:h>
      <text:p text:style-name="P229"><text:span text:style-name="T24">Link</text:span><text:span text:style-name="T23">:</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7">Status</text:span>: Success</text:p>
      <text:p text:style-name="P68">Time Taken: <text:span text:style-name="T43">5</text:span><text:span text:style-name="T4">min</text:span></text:p>
      <text:p text:style-name="P181">Date: <text:span text:style-name="T70">1</text:span><text:span text:style-name="T71">9</text:span><text:span text:style-name="T54">th</text:span> <text:span text:style-name="T67">September</text:span> 2025 </text:p>
      <text:p text:style-name="P68">Solution Notes: </text:p>
      <text:p text:style-name="P133">use the formula to </text:p>
      <text:p text:style-name="P134">((10 ** 3 - 1) // 9) ** 2, replacing 3 with I to get the results as described because the results are just doing 11 * 11 or 11^1, <text:s/>11^2 11 … ^n. </text:p>
      <text:h text:style-name="Heading_20_1" text:outline-level="1">Iterables and Iterators</text:h>
      <text:p text:style-name="P232"><text:span text:style-name="T24">Link</text:span><text:span text:style-name="T23">:</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7">Status</text:span>: Success</text:p>
      <text:p text:style-name="P69">Time Taken: <text:span text:style-name="T44">1</text:span><text:span text:style-name="T43">5</text:span><text:span text:style-name="T4">min</text:span></text:p>
      <text:p text:style-name="P182">Date: <text:span text:style-name="T70">1</text:span><text:span text:style-name="T71">9</text:span><text:span text:style-name="T54">th</text:span> <text:span text:style-name="T67">September</text:span> 2025 </text:p>
      <text:p text:style-name="P69">Solution Notes: </text:p>
      <text:p text:style-name="P135">get all combos using combinations, then keep count of all combos with the character a and find the probability avg by dividing the count by the total number of combos. </text:p>
      <text:h text:style-name="P285" text:outline-level="1">Polar Coordinates</text:h>
      <text:p text:style-name="P231"><text:span text:style-name="T24">Link</text:span><text:span text:style-name="T23">:</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7">Status</text:span>: Success</text:p>
      <text:p text:style-name="P70">Time Taken: <text:span text:style-name="T45">5</text:span><text:span text:style-name="T4">min</text:span></text:p>
      <text:p text:style-name="P183">Date: <text:span text:style-name="T70">1</text:span><text:span text:style-name="T71">9</text:span><text:span text:style-name="T54">th</text:span> <text:span text:style-name="T67">September</text:span> 2025 </text:p>
      <text:p text:style-name="P70">Solution Notes: </text:p>
      <text:p text:style-name="P136">just use the relevant cmath python functions to deal with complex numbers. </text:p>
      <text:p text:style-name="P136"/>
      <text:h text:style-name="P286" text:outline-level="1">Introduction to Sets</text:h>
      <text:p text:style-name="P233"><text:span text:style-name="T24">Link</text:span><text:span text:style-name="T23">:</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7">Status</text:span>: Success</text:p>
      <text:p text:style-name="P71">Time Taken: <text:span text:style-name="T45">5</text:span><text:span text:style-name="T4">min</text:span></text:p>
      <text:p text:style-name="P184">Date: <text:span text:style-name="T73">24</text:span><text:span text:style-name="T54">th</text:span> <text:span text:style-name="T67">September</text:span> 2025 </text:p>
      <text:p text:style-name="P71">Solution Notes: </text:p>
      <text:p text:style-name="P137">just create a set to get unique elements form an array and find it the average.</text:p>
      <text:h text:style-name="P287" text:outline-level="1">Symmetric Difference</text:h>
      <text:p text:style-name="P233"><text:span text:style-name="T24">Link</text:span><text:span text:style-name="T23">:</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7">Status</text:span>: Success</text:p>
      <text:p text:style-name="P71">Time Taken: <text:span text:style-name="T45">5</text:span><text:span text:style-name="T4">min</text:span></text:p>
      <text:p text:style-name="P184">Date: <text:span text:style-name="T73">24</text:span><text:span text:style-name="T54">th</text:span> <text:span text:style-name="T67">September</text:span> 2025 </text:p>
      <text:p text:style-name="P71">Solution Notes: </text:p>
      <text:p text:style-name="P137">create two sets and then use the ^ operator to find the symmetric difference between them, which is the union of the differences. </text:p>
      <text:h text:style-name="P287" text:outline-level="1">Product of Array Except Self</text:h>
      <text:p text:style-name="P233"><text:span text:style-name="T24">Link</text:span><text:span text:style-name="T23">:</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7">Status</text:span>: Success</text:p>
      <text:p text:style-name="P71">Time Taken: <text:span text:style-name="T46">20</text:span><text:span text:style-name="T4">min </text:span><text:span text:style-name="T6">for the O(n) space solution, had to google the solution. </text:span></text:p>
      <text:p text:style-name="P184">Date: <text:span text:style-name="T73">24</text:span><text:span text:style-name="T54">th</text:span> <text:span text:style-name="T67">September</text:span> 2025 </text:p>
      <text:p text:style-name="P71">Solution Notes: </text:p>
      <text:p text:style-name="P137">for the o n space complexity solution create two arrays filled with zeros of the length of nums called left and right arr, with a left mult and right mult integer set to 1 </text:p>
      <text:p text:style-name="P137">then loop through the array for every element left arr I is set to 1, which is then multipled by the nums[i], this will create then do the same for the right mult go from end of nums to the beginning. </text:p>
      <text:p text:style-name="P137">Then to get the product because we now have a prefix and postfix array, we multply the corresponding indexes together to return a product array except itself. </text:p>
      <text:p text:style-name="P137">The o(1) space solution <text:span text:style-name="T74">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88" text:outline-level="1" text:is-list-header="true">Valid Sudoku</text:h>
      <text:p text:style-name="P234"><text:span text:style-name="T24">Link</text:span><text:span text:style-name="T23">:</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7">Status</text:span>: Success</text:p>
      <text:p text:style-name="P72">Time Taken: <text:span text:style-name="T46">30</text:span><text:span text:style-name="T4">min </text:span><text:span text:style-name="T6">had to google default dict</text:span></text:p>
      <text:p text:style-name="P185">Date: <text:span text:style-name="T73">24</text:span><text:span text:style-name="T54">th</text:span> <text:span text:style-name="T67">September</text:span> 2025 </text:p>
      <text:p text:style-name="P72">Solution Notes: </text:p>
      <text:p text:style-name="P138">create three default dict for the rows cols and grids </text:p>
      <text:p text:style-name="P138">loop through all characters on the board, exclude the empty characters check if any element is in rows columns, and three_grids return false because it is not valid. </text:p>
      <text:p text:style-name="P138">Add each element to rows, cols and three grid by floor dividing by 3 so that each 3 by 3 grid is represented by 0,0, 0,1, 0,2, 1,0, 1,1 etc. </text:p>
      <text:p text:style-name="P235"><text:span text:style-name="T46">if no elements is in any of these </text:span><text:span text:style-name="T47">hashmaps it is a valid sudoku</text:span></text:p>
      <text:h text:style-name="Heading_20_1" text:outline-level="1">Longest Consecutive Sequence</text:h>
      <text:p text:style-name="P235"><text:span text:style-name="T24">Link</text:span><text:span text:style-name="T23">:</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7">Status</text:span>: <text:span text:style-name="T75">Failed had to google, before getting thought you had to return an array of the longest subsequence not just the length. </text:span></text:p>
      <text:p text:style-name="P73">Time Taken: <text:span text:style-name="T46">30</text:span><text:span text:style-name="T4">min </text:span><text:span text:style-name="T6">had to google default dict</text:span></text:p>
      <text:p text:style-name="P186">Date: <text:span text:style-name="T73">24</text:span><text:span text:style-name="T54">th</text:span> <text:span text:style-name="T67">September</text:span> 2025 </text:p>
      <text:p text:style-name="P73">Solution Notes: </text:p>
      <text:p text:style-name="P139">create a set based on the input, to easily filter out duplicates, and initialise an array of the longest sequence to 0. </text:p>
      <text:p text:style-name="P13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9">Next perform a while lopping incrementing the current sequence by 1 as long as there is a n + <text:span text:style-name="T76">current_streak exists in the array, after doing this find the maximum between the longest_streak and current streak, so if there are multiple sequences you will always return the longest one. </text:span></text:p>
      <text:p text:style-name="P139"/>
      <text:h text:style-name="P289" text:outline-level="1">Set .add()</text:h>
      <text:p text:style-name="P236"><text:span text:style-name="T24">Link</text:span><text:span text:style-name="T23">:</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7">Status</text:span>: <text:span text:style-name="T77">Success </text:span></text:p>
      <text:p text:style-name="P74">Time Taken: <text:span text:style-name="T48">5</text:span><text:span text:style-name="T4">min </text:span></text:p>
      <text:p text:style-name="P187">Date: <text:span text:style-name="T77">1</text:span><text:span text:style-name="T78">st</text:span><text:span text:style-name="T77"> October </text:span>2025 </text:p>
      <text:p text:style-name="P74">Solution Notes: </text:p>
      <text:p text:style-name="P140">get the length of the next lines input, then loop through this and add each item to the set before printing out the length as requested. </text:p>
      <text:h text:style-name="Heading_20_1" text:outline-level="1">Set .discard(), .remove() &amp; .pop()</text:h>
      <text:p text:style-name="P236"><text:span text:style-name="T24">Link</text:span><text:span text:style-name="T23">:</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7">Status</text:span>: <text:span text:style-name="T77">Success </text:span></text:p>
      <text:p text:style-name="P74">Time Taken: <text:span text:style-name="T48">10</text:span><text:span text:style-name="T4">min </text:span></text:p>
      <text:p text:style-name="P187">Date: <text:span text:style-name="T77">1</text:span><text:span text:style-name="T78">st</text:span><text:span text:style-name="T77"> October </text:span>2025 </text:p>
      <text:p text:style-name="P74">Solution Notes: </text:p>
      <text:p text:style-name="P140">get the length of the values on the next line to get it out the way, then take those elements turn them into a map of integers before converting into a set. </text:p>
      <text:p text:style-name="P140">Then get the command number </text:p>
      <text:p text:style-name="P140">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41">Finally, return the sum of the set as requested. </text:p>
      <text:h text:style-name="P290" text:outline-level="1" text:is-list-header="true"><text:span text:style-name="T77">S</text:span>et .union()</text:h>
      <text:p text:style-name="P237"><text:span text:style-name="T24">Link</text:span><text:span text:style-name="T23">:</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7">Status</text:span>: <text:span text:style-name="T77">Success </text:span></text:p>
      <text:p text:style-name="P75">Time Taken: <text:span text:style-name="T48">5</text:span><text:span text:style-name="T4">min </text:span></text:p>
      <text:p text:style-name="P188">Date: <text:span text:style-name="T77">1</text:span><text:span text:style-name="T78">st</text:span><text:span text:style-name="T77"> October </text:span>2025 </text:p>
      <text:p text:style-name="P75">Solution Notes: </text:p>
      <text:p text:style-name="P142">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9"/>
      <text:h text:style-name="P290" text:outline-level="1" text:is-list-header="true"><text:soft-page-break/><text:span text:style-name="T77">S</text:span>et .<text:span text:style-name="T82">interesection</text:span>()</text:h>
      <text:p text:style-name="P237"><text:span text:style-name="T24">Link</text:span><text:span text:style-name="T23">:</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7">Status</text:span>: <text:span text:style-name="T77">Success </text:span></text:p>
      <text:p text:style-name="P75">Time Taken: <text:span text:style-name="T48">5</text:span><text:span text:style-name="T4">min </text:span></text:p>
      <text:p text:style-name="P188">Date: <text:span text:style-name="T77">1</text:span><text:span text:style-name="T78">st</text:span><text:span text:style-name="T77"> October </text:span>2025 </text:p>
      <text:p text:style-name="P75">Solution Notes: </text:p>
      <text:p text:style-name="P142">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91" text:outline-level="1" text:is-list-header="true"><text:span text:style-name="T77">S</text:span>et .<text:span text:style-name="T82">difference</text:span>()</text:h>
      <text:p text:style-name="P238"><text:span text:style-name="T24">Link</text:span><text:span text:style-name="T23">:</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7">Status</text:span>: <text:span text:style-name="T77">Success </text:span></text:p>
      <text:p text:style-name="P76">Time Taken: <text:span text:style-name="T48">5</text:span><text:span text:style-name="T4">min </text:span></text:p>
      <text:p text:style-name="P189">Date: <text:span text:style-name="T77">1</text:span><text:span text:style-name="T78">st</text:span><text:span text:style-name="T77"> October </text:span>2025 </text:p>
      <text:p text:style-name="P76">Solution Notes: </text:p>
      <text:p text:style-name="P143">get the number of elements that are going to be added to the sets, before turning getting these elements into a map before adding them to the english and french set respectively, then create a new variable to store the english_set.<text:span text:style-name="T82">difference</text:span>french_set) ands print the length of it. </text:p>
      <text:h text:style-name="P292" text:outline-level="1" text:is-list-header="true"/>
      <text:h text:style-name="P294" text:outline-level="1"/>
      <text:h text:style-name="P293" text:outline-level="1">Valid Parentheses</text:h>
      <text:p text:style-name="P239"><text:span text:style-name="T24">Link</text:span><text:span text:style-name="T23">:</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5"> </text:span></text:p>
      <text:p text:style-name="P36"><text:span text:style-name="T27">Status</text:span>: <text:span text:style-name="T77">Success </text:span></text:p>
      <text:p text:style-name="P77">Time Taken: <text:span text:style-name="T49">30</text:span><text:span text:style-name="T4">min </text:span><text:span text:style-name="T7">kind of failure and success. </text:span></text:p>
      <text:p text:style-name="P190">Date: <text:span text:style-name="T83">2</text:span><text:span text:style-name="T79">nd </text:span><text:span text:style-name="T77">October </text:span>2025 </text:p>
      <text:p text:style-name="P77">Solution Notes: </text:p>
      <text:p text:style-name="P144">I solved the problem by using a hash map to match closing characters with their opening ones. The algorithm loops through each character in the string:</text:p>
      <text:list xml:id="list1540365945" text:style-name="L2">
        <text:list-item>
          <text:p text:style-name="P308">If it’s an opening character, add it to the stack.</text:p>
        </text:list-item>
        <text:list-item>
          <text:p text:style-name="P308">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45">However I just struggled to implement this in code. </text:p>
      <text:p text:style-name="P145">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95" text:outline-level="1">Min Stack</text:h>
      <text:p text:style-name="P240"><text:span text:style-name="T24">Link</text:span><text:span text:style-name="T23">:</text:span><text:a xlink:type="simple" xlink:href="https://leetcode.com/problems/min-stack/" text:style-name="Internet_20_link" text:visited-style-name="Visited_20_Internet_20_Link">https://leetcode.com/problems/min-stack/</text:a><text:span text:style-name="T9"> </text:span></text:p>
      <text:p text:style-name="P37"><text:span text:style-name="T27">Status</text:span>: <text:span text:style-name="T77">Success </text:span></text:p>
      <text:p text:style-name="P78">Time Taken: <text:span text:style-name="T49">30</text:span><text:span text:style-name="T4">min </text:span><text:span text:style-name="T8">so close to success but had to google the solution in the end. </text:span></text:p>
      <text:p text:style-name="P191">Date: <text:span text:style-name="T83">2</text:span><text:span text:style-name="T79">nd </text:span><text:span text:style-name="T77">October </text:span>2025 </text:p>
      <text:p text:style-name="P78">Solution Notes: </text:p>
      <text:p text:style-name="P146">getting the top, pushing popping and initialisation is relatively easy just creaate an empty variable called array in the class, before appending the given val, using the in built pop function or just getting the last element in the stack using [-1]. </text:p>
      <text:p text:style-name="P146">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41">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96" text:outline-level="1">Evaluate Reverse Polish Notation</text:h>
      <text:p text:style-name="P242"><text:span text:style-name="T24">Link</text:span><text:span text:style-name="T23">:</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7">Status</text:span>: <text:span text:style-name="T77">Success </text:span></text:p>
      <text:p text:style-name="P79">Time Taken: <text:span text:style-name="T49">30</text:span><text:span text:style-name="T4">min </text:span><text:span text:style-name="T8">s</text:span><text:span text:style-name="T10">success</text:span></text:p>
      <text:p text:style-name="P197">Time Complexity: O(n)</text:p>
      <text:p text:style-name="P197">Space Complexity: O(1)</text:p>
      <text:p text:style-name="P192">Date: <text:span text:style-name="T86">3</text:span><text:span text:style-name="T80">rd </text:span><text:span text:style-name="T77">October </text:span>2025 </text:p>
      <text:p text:style-name="P79">Solution Notes: </text:p>
      <text:p text:style-name="P147">intiialise an empty stack, then loop through all tokens checking if it is a math operation, if not just append <text:span text:style-name="T84">that value as an integer. </text:span></text:p>
      <text:p text:style-name="P148">Depending on the operator if it is add or multply just pop the stack twice and add them together before appending back to the stack. </text:p>
      <text:p text:style-name="P149">Otherwise <text:span text:style-name="T85">for subtraction and division take num2 and divide/subtract from num1 and append it back to the stack.</text:span></text:p>
      <text:p text:style-name="P150">You can either do this via some if statements or by creating a dictionary of operators and their corresponding operations eg num1 + num2. <text:s/></text:p>
      <text:p text:style-name="P150">This results in the stack only having one element so you just have to do return the first element. </text:p>
      <text:p text:style-name="P150"/>
      <text:h text:style-name="P297" text:outline-level="1">Generate Parentheses</text:h>
      <text:p text:style-name="P243"><text:span text:style-name="T24">Link</text:span><text:span text:style-name="T23">:</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7">Status</text:span>: <text:span text:style-name="T77">Success </text:span></text:p>
      <text:p text:style-name="P80">Time Taken: <text:span text:style-name="T49">30</text:span><text:span text:style-name="T4">min </text:span><text:span text:style-name="T8">so close to success but had to google the solution in the end. </text:span></text:p>
      <text:p text:style-name="P243"><text:span text:style-name="T16">Time Complexity: </text:span>O(4N/Sqrt(N))</text:p>
      <text:p text:style-name="P198">Space Complexity: O(<text:span text:style-name="T88">n</text:span>)</text:p>
      <text:p text:style-name="P193">Date: <text:span text:style-name="T86">3rd</text:span><text:span text:style-name="T79"> </text:span><text:span text:style-name="T77">October </text:span>2025 </text:p>
      <text:p text:style-name="P80">Solution Notes: </text:p>
      <text:p text:style-name="P151">the solution is to create a backtracking alg with a temp stack, which generaates a result and appends it to a res array. </text:p>
      <text:p text:style-name="P151">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51">The other case is you can always add a opening bracket along as the number is &lt; then n. with the other case is being you can only add a closing bracket if there are less of them than openning brackets eg () you cannot add ), that because it is invalid. </text:p>
      <text:p text:style-name="P151">Within every if statement, it recursively calls the function until the ending case is reached, in which case it <text:span text:style-name="T87">starts popping from the stack to try different solutions. </text:span></text:p>
      <text:h text:style-name="P298" text:outline-level="1">Daily Temperature</text:h>
      <text:p text:style-name="P244"><text:span text:style-name="T24">Link</text:span><text:span text:style-name="T23">:</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7">Status</text:span>: <text:span text:style-name="T89">failed had to google to learn about montonic stacks. </text:span></text:p>
      <text:p text:style-name="P81">Time Taken: <text:span text:style-name="T49">30</text:span><text:span text:style-name="T4">min </text:span><text:span text:style-name="T8">so close to success but had to google the solution in the end. </text:span></text:p>
      <text:p text:style-name="P244"><text:span text:style-name="T16">Time Complexity: </text:span><text:span text:style-name="T17">My Solution (On^2) googled solution O(n)</text:span></text:p>
      <text:p text:style-name="P199">Space Complexity: O(<text:span text:style-name="T88">n</text:span>)</text:p>
      <text:p text:style-name="P194">Date: <text:span text:style-name="T92">4th</text:span><text:span text:style-name="T79"> </text:span><text:span text:style-name="T77">October </text:span>2025 </text:p>
      <text:p text:style-name="P81">Solution Notes: </text:p>
      <text:p text:style-name="P152">my O(n^2) solution is intuitive for each value do another loop until you find a value bigger than it then append the difference between the indexes to the array, else append 0, </text:p>
      <text:p text:style-name="P152">the googled solution, involves creating a stack and initalisng a result array of the input size, before enumerating over it getting the index and temps. </text:p>
      <text:p text:style-name="P152">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299" text:outline-level="1" text:is-list-header="true">Car Fleet</text:h>
      <text:p text:style-name="P245"><text:span text:style-name="T24">Link</text:span><text:span text:style-name="T23">:</text:span><text:a xlink:type="simple" xlink:href="https://leetcode.com/problems/car-fleet/description/" text:style-name="Internet_20_link" text:visited-style-name="Visited_20_Internet_20_Link">https://leetcode.com/problems/car-fleet/description/</text:a><text:span text:style-name="T9"> </text:span></text:p>
      <text:p text:style-name="P41"><text:span text:style-name="T27">Status</text:span>: <text:span text:style-name="T90">Success</text:span></text:p>
      <text:p text:style-name="P82">Time Taken: <text:span text:style-name="T49">30</text:span><text:span text:style-name="T4">min </text:span></text:p>
      <text:p text:style-name="P245"><text:span text:style-name="T16">Time Complexity: O(</text:span><text:span text:style-name="T18">n </text:span><text:span text:style-name="T19">log n</text:span><text:span text:style-name="T16">)</text:span></text:p>
      <text:p text:style-name="P200">Space Complexity: O(<text:span text:style-name="T88">n</text:span>) </text:p>
      <text:p text:style-name="P195">Date: <text:span text:style-name="T92">5th</text:span><text:span text:style-name="T79"> </text:span><text:span text:style-name="T77">October </text:span>2025 </text:p>
      <text:p text:style-name="P82">Solution Notes: </text:p>
      <text:p text:style-name="P246">firstly create pair array for each car’s position and speed. </text:p>
      <text:p text:style-name="P246">Intiialise the last fleet arrival time and fleet count as zero. </text:p>
      <text:p text:style-name="P246">Sort the pairs in reverse order so the ones closest to the target are first. </text:p>
      <text:p text:style-name="P246">Then loop through these pairs, evaluating how long (how many iterations) it will take to get to the target based on the target – car position / speed. </text:p>
      <text:p text:style-name="P246">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46">The above functionality can also be done with a stack, <text:span text:style-name="T91">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text:p text:style-name="P246"/>
      <text:h text:style-name="P300" text:outline-level="1" text:is-list-header="true">Largest Rectangle In Histogram</text:h>
      <text:p text:style-name="P252"><text:span text:style-name="T24">Link</text:span><text:span text:style-name="T23">:</text:span><text:a xlink:type="simple" xlink:href="https://leetcode.com/problems/largest-rectangle-in-histogram/description/" text:style-name="Internet_20_link" text:visited-style-name="Visited_20_Internet_20_Link"><text:span text:style-name="T23">https://leetcode.com/problems/largest-rectangle-in-histogram/description/</text:span></text:a><text:span text:style-name="T23"> </text:span><text:span text:style-name="T9"><text:s/></text:span></text:p>
      <text:p text:style-name="P42"><text:span text:style-name="T27">Status</text:span>: <text:span text:style-name="T93">Failed but kind of got it now</text:span></text:p>
      <text:p text:style-name="P83">Time Taken: <text:span text:style-name="T49">30</text:span><text:span text:style-name="T4">min </text:span></text:p>
      <text:p text:style-name="P252"><text:span text:style-name="T16">Time Complexity: O(</text:span><text:span text:style-name="T18">n </text:span><text:span text:style-name="T19">log n</text:span><text:span text:style-name="T16">)</text:span></text:p>
      <text:p text:style-name="P201">Space Complexity: O(<text:span text:style-name="T88">n</text:span>) </text:p>
      <text:p text:style-name="P196">Date: <text:span text:style-name="T92">5th</text:span><text:span text:style-name="T79"> </text:span><text:span text:style-name="T77">October </text:span>2025 </text:p>
      <text:p text:style-name="P83">Solution Notes: </text:p>
      <text:p text:style-name="P247">High level overview </text:p>
      <text:p text:style-name="P247">Create a <text:span text:style-name="Strong_20_Emphasis">monotonic increasing stack</text:span> to keep track of indices. Every time you encounter an element that is <text:span text:style-name="Strong_20_Emphasis">smaller than the height at the top of the stack</text:span>, you pop from the stack. For each popped index, you retrieve the corresponding height and calculate the <text:span text:style-name="Strong_20_Emphasis">width</text:span> based on the current index and the index now on top of the stack (or from the start if the stack is empty).</text:p>
      <text:p text:style-name="Text_20_body">This allows you to compute the area for the rectangle formed by the popped height. For example, if you have an array like <text:span text:style-name="Source_20_Text">[2, 2, 2, 1]</text:span>, once you reach <text:span text:style-name="Source_20_Text">1</text:span>, you pop the three <text:span text:style-name="Source_20_Text">2</text:span>s and calculate the area as <text:span text:style-name="Source_20_Text">2 * 3 = 6</text:span>, which would be the largest area in that case.</text:p>
      <text:p text:style-name="P251">Second Approach: Two-Pass Stack Solution</text:p>
      <text:p text:style-name="P248">The idea is to append a <text:span text:style-name="Source_20_Text">0</text:span> to the end of the <text:span text:style-name="Source_20_Text">heights</text:span> array. This is useful because all elements are positive, and the appended <text:span text:style-name="Source_20_Text">0</text:span> ensures that the remaining bars in the stack are processed correctly at the end. For example, an input like <text:span text:style-name="Source_20_Text">[1, 1, 1]</text:span> becomes <text:span text:style-name="Source_20_Text">[1, 1, 1, 0]</text:span>, allowing the algorithm to correctly calculate the area as <text:span text:style-name="Source_20_Text">1 * 3 = 3</text:span>. This modification also works well for increasing sequences like <text:span text:style-name="Source_20_Text">[1, 2, 3]</text:span>.</text:p>
      <text:p text:style-name="Text_20_body">We initialize a variable <text:span text:style-name="Source_20_Text">max_height</text:span> to keep track of the maximum area found, and an empty stack to store indices. Then, we iterate over the <text:span text:style-name="Source_20_Text">heights</text:span> array using <text:span text:style-name="Source_20_Text">enumerate</text:span> to get both index <text:span text:style-name="Source_20_Text">i</text:span> and height <text:span text:style-name="Source_20_Text">h</text:span>.</text:p>
      <text:p text:style-name="Text_20_body">Inside the loop, we use a <text:span text:style-name="Source_20_Text">while</text:span> loop to check if the current height <text:span text:style-name="Source_20_Text">h</text:span> is less than the height at the index stored on top of the stack. If so, we pop the index from the stack, retrieve its corresponding height, and calculate the width. The width is <text:span text:style-name="Source_20_Text">i</text:span> if the stack is empty, or <text:span text:style-name="Source_20_Text">i - stack[-1] - 1</text:span> otherwise. We then update <text:span text:style-name="Source_20_Text">max_height</text:span> as the maximum of the current <text:span text:style-name="Source_20_Text">max_height</text:span> and <text:span text:style-name="Source_20_Text">height * width</text:span>. After the while loop, we append the current index <text:span text:style-name="Source_20_Text">i</text:span> to the stack.</text:p>
      <text:p text:style-name="Text_20_body">Finally, we return <text:span text:style-name="Source_20_Text">max_height</text:span> as the result.</text:p>
      <text:p text:style-name="P249"><text:span text:style-name="Strong_20_Emphasis"><text:span text:style-name="T29"/></text:span></text:p>
      <text:p text:style-name="P249"><text:span text:style-name="Strong_20_Emphasis"><text:span text:style-name="T29"/></text:span></text:p>
      <text:p text:style-name="P250"><text:span text:style-name="Strong_20_Emphasis"><text:span text:style-name="T27">Second Approach: Two-Pass Stack Solution</text:span></text:span></text:p>
      <text:p text:style-name="Text_20_body">In this approach, we again initialize <text:span text:style-name="Source_20_Text">max_height</text:span> and an empty stack. As we iterate through the heights with <text:span text:style-name="Source_20_Text">enumerate</text:span>, we also initialize a <text:span text:style-name="Source_20_Text">start</text:span> variable set to the current index <text:span text:style-name="Source_20_Text">i</text:span>.</text:p>
      <text:p text:style-name="Text_20_body">While the stack is not empty and the current height <text:span text:style-name="Source_20_Text">h</text:span> is less than the height at the top of the stack, we pop the last element (which contains both index and height). We calculate the width as <text:span text:style-name="Source_20_Text">i - popped_index</text:span>, then update <text:span text:style-name="Source_20_Text">max_height</text:span> as the maximum of its current value and <text:span text:style-name="Source_20_Text">height * width</text:span>. We also update <text:span text:style-name="Source_20_Text">start</text:span> to the popped index to maintain the correct starting point for the next rectangle.</text:p>
      <text:p text:style-name="Text_20_body">After exiting the <text:span text:style-name="Source_20_Text">while</text:span> loop, we append the tuple <text:span text:style-name="Source_20_Text">(start, h)</text:span> to the stack. This helps handle rectangles that span multiple indices with the same height.</text:p>
      <text:p text:style-name="Text_20_body">Once the first pass is done, we process any remaining items in the stack with a second loop. For each stored <text:span text:style-name="Source_20_Text">(index, height)</text:span>, we calculate the width as <text:span text:style-name="Source_20_Text">len(heights) - index</text:span>, then update <text:span text:style-name="Source_20_Text">max_height</text:span> accordingly.</text:p>
      <text:p text:style-name="Text_20_body">Finally, we return <text:span text:style-name="Source_20_Text">max_height</text:span>.</text:p>
      <text:h text:style-name="P301" text:outline-level="1" text:is-list-header="true">Set .symmetric_difference() Operation</text:h>
      <text:p text:style-name="P327"><text:span text:style-name="T24">Link</text:span><text:span text:style-name="T23">:</text:span><text:a xlink:type="simple" xlink:href="https://www.hackerrank.com/challenges/py-set-symmetric-difference-operation/problem" text:style-name="Internet_20_link" text:visited-style-name="Visited_20_Internet_20_Link">https://www.hackerrank.com/challenges/py-set-symmetric-difference-operation/problem</text:a><text:span text:style-name="T3"> </text:span></text:p>
      <text:p text:style-name="P310"><text:span text:style-name="T27">Status</text:span>: <text:span text:style-name="T77">Success </text:span></text:p>
      <text:p text:style-name="P315">Time Taken: <text:span text:style-name="T48">5</text:span><text:span text:style-name="T4">min </text:span></text:p>
      <text:p text:style-name="P320">Date: <text:span text:style-name="T77">1</text:span><text:span text:style-name="T94">6</text:span><text:span text:style-name="T81">th</text:span><text:span text:style-name="T77"> October </text:span>2025 </text:p>
      <text:p text:style-name="P315">Solution Notes: </text:p>
      <text:p text:style-name="P309"><text:span text:style-name="T95">just use the built in functions and return the len of the res set. </text:span></text:p>
      <text:h text:style-name="Heading_20_1" text:outline-level="1">Set Mutations</text:h>
      <text:p text:style-name="P327"><text:span text:style-name="T24">Link</text:span><text:span text:style-name="T23">:</text:span><text:a xlink:type="simple" xlink:href="https://www.hackerrank.com/challenges/py-set-mutations/problem" text:style-name="Internet_20_link" text:visited-style-name="Visited_20_Internet_20_Link">https://www.hackerrank.com/challenges/py-set-mutations/problem</text:a><text:span text:style-name="T3"> </text:span></text:p>
      <text:p text:style-name="P310"><text:span text:style-name="T27">Status</text:span>: <text:span text:style-name="T77">Success </text:span></text:p>
      <text:p text:style-name="P315">Time Taken: <text:span text:style-name="T94">1</text:span><text:span text:style-name="T48">5</text:span><text:span text:style-name="T4">min <text:s/></text:span><text:span text:style-name="T11">had to google to parse input</text:span></text:p>
      <text:p text:style-name="P320">Date: <text:span text:style-name="T77">1</text:span><text:span text:style-name="T94">6</text:span><text:span text:style-name="T81">th</text:span><text:span text:style-name="T77"> October </text:span>2025 </text:p>
      <text:p text:style-name="P315">Solution Notes: </text:p>
      <text:p text:style-name="P328">get the input then loop through the next following lines spliting each input to get the command beofre getting the new set, using either getattr set1, command set 2 to apply the command or a bunch of if else statements. </text:p>
      <text:h text:style-name="P302" text:outline-level="1">The Captain's Room</text:h>
      <text:p text:style-name="P327"><text:span text:style-name="T24">Link</text:span><text:span text:style-name="T23">:</text:span><text:a xlink:type="simple" xlink:href="https://www.hackerrank.com/challenges/py-the-captains-room/problem" text:style-name="Internet_20_link" text:visited-style-name="Visited_20_Internet_20_Link">https://www.hackerrank.com/challenges/py-the-captains-room/problem</text:a><text:span text:style-name="T3"> </text:span></text:p>
      <text:p text:style-name="P310"><text:span text:style-name="T27">Status</text:span>: <text:span text:style-name="T94">failed</text:span><text:span text:style-name="T77"> </text:span></text:p>
      <text:p text:style-name="P315">Time Taken: <text:span text:style-name="T94">1</text:span><text:span text:style-name="T48">5</text:span><text:span text:style-name="T4">min <text:s/></text:span><text:span text:style-name="T11">had to google to parse input</text:span></text:p>
      <text:p text:style-name="P320">Date: <text:span text:style-name="T77">1</text:span><text:span text:style-name="T94">6</text:span><text:span text:style-name="T81">th</text:span><text:span text:style-name="T77"> October </text:span>2025 </text:p>
      <text:p text:style-name="P315">Solution Notes: </text:p>
      <text:p text:style-name="P328">don’t really understand this problem to use sets you have to use a math equation. </text:p>
      <text:p text:style-name="P334"><text:span text:style-name="T96">The intuitive way is to create a dictionary/counter to keep the room number and its corresponding frequency and return the room key, which has a frequency of 1. </text:span></text:p>
      <text:h text:style-name="Heading_20_1" text:outline-level="1">Check Subset</text:h>
      <text:p text:style-name="P334"><text:span text:style-name="T24">Link</text:span><text:span text:style-name="T23">:</text:span><text:a xlink:type="simple" xlink:href="https://www.hackerrank.com/challenges/py-check-subset/problem" text:style-name="Internet_20_link" text:visited-style-name="Visited_20_Internet_20_Link">https://www.hackerrank.com/challenges/py-check-subset/problem</text:a><text:span text:style-name="T3"> </text:span></text:p>
      <text:p text:style-name="P311"><text:span text:style-name="T27">Status</text:span>: <text:span text:style-name="T97">success</text:span><text:span text:style-name="T77"> </text:span></text:p>
      <text:p text:style-name="P316">Time Taken: <text:span text:style-name="T94">1</text:span><text:span text:style-name="T48">5</text:span><text:span text:style-name="T4">min <text:s/></text:span></text:p>
      <text:p text:style-name="P321">Date: <text:span text:style-name="T77">1</text:span><text:span text:style-name="T94">6</text:span><text:span text:style-name="T81">th</text:span><text:span text:style-name="T77"> October </text:span>2025 </text:p>
      <text:p text:style-name="P316">Solution Notes: </text:p>
      <text:p text:style-name="P329">this is once again parse the input into set, skipping the length of the sets, because it is not relevant and then using a prebuilt issubset() and return the bool</text:p>
      <text:h text:style-name="P304" text:outline-level="1">Check Strict Superset</text:h>
      <text:p text:style-name="P334"><text:span text:style-name="T24">Link</text:span><text:span text:style-name="T23">:</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311"><text:span text:style-name="T27">Status</text:span>: <text:span text:style-name="T97">success</text:span><text:span text:style-name="T77"> </text:span></text:p>
      <text:p text:style-name="P316">Time Taken: <text:span text:style-name="T94">1</text:span><text:span text:style-name="T48">5</text:span><text:span text:style-name="T4">min <text:s/></text:span></text:p>
      <text:p text:style-name="P321">Date: <text:span text:style-name="T77">1</text:span><text:span text:style-name="T94">6</text:span><text:span text:style-name="T81">th</text:span><text:span text:style-name="T77"> October </text:span>2025 </text:p>
      <text:p text:style-name="P316">Solution Notes: </text:p>
      <text:p text:style-name="P329">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P303" text:outline-level="1">Check Strict Superset</text:h>
      <text:p text:style-name="P334"><text:span text:style-name="T24">Link</text:span><text:span text:style-name="T23">:</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311"><text:span text:style-name="T27">Status</text:span>: <text:span text:style-name="T97">success</text:span><text:span text:style-name="T77"> </text:span></text:p>
      <text:p text:style-name="P316">Time Taken: <text:span text:style-name="T94">1</text:span><text:span text:style-name="T48">5</text:span><text:span text:style-name="T4">min <text:s/></text:span></text:p>
      <text:p text:style-name="P321">Date: <text:span text:style-name="T77">1</text:span><text:span text:style-name="T94">6</text:span><text:span text:style-name="T81">th</text:span><text:span text:style-name="T77"> October </text:span>2025 </text:p>
      <text:p text:style-name="P316">Solution Notes: </text:p>
      <text:p text:style-name="P335"><text:span text:style-name="T96">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span></text:p>
      <text:h text:style-name="Heading_20_1" text:outline-level="1">No Idea!</text:h>
      <text:p text:style-name="P335"><text:span text:style-name="T24">Link</text:span><text:span text:style-name="T23">:</text:span><text:a xlink:type="simple" xlink:href="https://www.hackerrank.com/challenges/no-idea/problem" text:style-name="Internet_20_link" text:visited-style-name="Visited_20_Internet_20_Link">https://www.hackerrank.com/challenges/no-idea/problem</text:a><text:span text:style-name="T3"> </text:span></text:p>
      <text:p text:style-name="P312"><text:span text:style-name="T27">Status</text:span>: <text:span text:style-name="T97">success</text:span><text:span text:style-name="T77"> </text:span></text:p>
      <text:p text:style-name="P317">Time Taken: <text:span text:style-name="T94">1</text:span><text:span text:style-name="T48">5</text:span><text:span text:style-name="T4">min <text:s/></text:span></text:p>
      <text:p text:style-name="P322">Date: <text:span text:style-name="T77">1</text:span><text:span text:style-name="T94">6</text:span><text:span text:style-name="T81">th</text:span><text:span text:style-name="T77"> October </text:span>2025 </text:p>
      <text:p text:style-name="P317">Solution Notes: </text:p>
      <text:p text:style-name="P330">don’t know why this problem is a medium, firstly parse the array and sets, loop through the array and increment/decrement the happiness counter if it appears in the corresponding set, else just keep it the same aka do nothing. </text:p>
      <text:h text:style-name="P260" text:outline-level="1"/>
      <text:h text:style-name="P305" text:outline-level="1">Container With Most Water </text:h>
      <text:p text:style-name="P336"><text:span text:style-name="T24">Link</text:span><text:span text:style-name="T23">:</text:span><text:a xlink:type="simple" xlink:href="https://leetcode.com/problems/container-with-most-water/description/" text:style-name="Internet_20_link" text:visited-style-name="Visited_20_Internet_20_Link">https://leetcode.com/problems/container-with-most-water/description/</text:a><text:span text:style-name="T3"> </text:span></text:p>
      <text:p text:style-name="P313"><text:span text:style-name="T27">Status</text:span>: <text:span text:style-name="T97">success</text:span><text:span text:style-name="T77"> </text:span></text:p>
      <text:p text:style-name="P318">Time Taken: <text:span text:style-name="T94">1</text:span><text:span text:style-name="T48">5</text:span><text:span text:style-name="T4">min <text:s/></text:span></text:p>
      <text:p text:style-name="P336"><text:span text:style-name="T16">Time Complexity: O(</text:span><text:span text:style-name="T18">n</text:span><text:span text:style-name="T16">)</text:span></text:p>
      <text:p text:style-name="P325"><text:span text:style-name="T4">Space Complexity: O(</text:span><text:span text:style-name="T50">1</text:span><text:span text:style-name="T4">) </text:span></text:p>
      <text:p text:style-name="P323">Date: <text:span text:style-name="T77">1</text:span><text:span text:style-name="T94">6</text:span><text:span text:style-name="T81">th</text:span><text:span text:style-name="T77"> October </text:span>2025 </text:p>
      <text:p text:style-name="P318">Solution Notes: </text:p>
      <text:p text:style-name="P331">initialise two pointers at the left and right of the heights array, initaalising the max area as zero. </text:p>
      <text:p text:style-name="P331">While l &lt; r </text:p>
      <text:p text:style-name="P331">calculate the width which is r – l. </text:p>
      <text:p text:style-name="P331">then check which bar is smaller (if you have a bar of size 8 and one of size 7), you want to take the area of the width (gap between 8 and 7) * 7 because an 8 * width will overflow with water and not be a valid container so you always want to take the smaller bar to calculate area. </text:p>
      <text:p text:style-name="P331">Then if if the left bar is smaller or equal you use that to calculate the area using the formula heights[x] * width, before incrementing the left pointer because we want to try and find a bar taller or equal to the bar on the right. </text:p>
      <text:p text:style-name="P331">Else the right bar is smaller, in this case we want to move it to try and find a bigger one, (the edge case is both bars are the same height, in which case it doesn’t matter just move one of them, in this case I move the right bar). </text:p>
      <text:p text:style-name="P331">Compare the stored max_area with the calculate area, if it is bigger update max_area. </text:p>
      <text:p text:style-name="P331">Then return max area. </text:p>
      <text:h text:style-name="P306" text:outline-level="1">3Sum </text:h>
      <text:p text:style-name="P337"><text:span text:style-name="T24">Link</text:span><text:span text:style-name="T23">:</text:span><text:a xlink:type="simple" xlink:href="https://leetcode.com/problems/3sum/description/" text:style-name="Internet_20_link" text:visited-style-name="Visited_20_Internet_20_Link">https://leetcode.com/problems/3sum/description/</text:a><text:span text:style-name="T3"> </text:span></text:p>
      <text:p text:style-name="P314"><text:span text:style-name="T27">Status</text:span>: <text:span text:style-name="T97">success</text:span><text:span text:style-name="T77"> </text:span></text:p>
      <text:p text:style-name="P319">Time Taken: <text:span text:style-name="T94">1</text:span><text:span text:style-name="T48">5</text:span><text:span text:style-name="T4">min <text:s/></text:span></text:p>
      <text:p text:style-name="P337"><text:span text:style-name="T16">Time Complexity: O(</text:span><text:span text:style-name="T18">n</text:span><text:span text:style-name="T20">^2</text:span><text:span text:style-name="T16">)</text:span></text:p>
      <text:p text:style-name="P326"><text:span text:style-name="T29">Space Complexity: O(</text:span><text:span text:style-name="T50">1</text:span><text:span text:style-name="T29">) </text:span></text:p>
      <text:p text:style-name="P324">Date: <text:span text:style-name="T77">1</text:span><text:span text:style-name="T94">6</text:span><text:span text:style-name="T81">th</text:span><text:span text:style-name="T77"> October </text:span>2025 </text:p>
      <text:p text:style-name="P319">Solution Notes: </text:p>
      <text:p text:style-name="P332">since we need to find distinct triplets that add up to zero. <text:s/>(cannot <text:s/>have the same triplets, just rearranged)</text:p>
      <text:p text:style-name="P332">We need to sort the lists so all duplicates are next to each other. </text:p>
      <text:p text:style-name="P332">Then we enumerate through the list keeping track of the index and value. </text:p>
      <text:p text:style-name="P332">If I &gt; 0 and the current number is the same as the last index, we need to skip it because it is duplicate and have all ready dealt with combinations including that number. </text:p>
      <text:p text:style-name="P332">Then we set l to I + 1, because a already stores the value at index 0 and r as the end of nums – 1 like usual. </text:p>
      <text:p text:style-name="P332">While l &lt; r: </text:p>
      <text:p text:style-name="P332">we calculate the <text:span text:style-name="T98">three sum using the value a, nums l and nums r. </text:span></text:p>
      <text:p text:style-name="P333">if it is smaller than 0 increment l, if it is greater than 0 decrement r. </text:p>
      <text:p text:style-name="P333">else we have found a valid combination append that to the results array, incremenat l and decrement r (which I don’t think you need)</text:p>
      <text:p text:style-name="P333">We then while nums l is the same as the previous value increment l until it is a new value.</text:p>
      <text:p text:style-name="P3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17T20:01:32.056845880</dc:date>
    <meta:editing-duration>PT2H42M35S</meta:editing-duration>
    <meta:editing-cycles>28</meta:editing-cycles>
    <meta:generator>LibreOffice/7.3.7.2$Linux_X86_64 LibreOffice_project/30$Build-2</meta:generator>
    <meta:document-statistic meta:table-count="0" meta:image-count="0" meta:object-count="0" meta:page-count="37" meta:paragraph-count="728" meta:word-count="7113" meta:character-count="44877" meta:non-whitespace-character-count="38001"/>
  </office:meta>
</office:document-meta>
</file>